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1523" calcext:value-type="float">
            <text:p><text:s text:c="3"/>11,523</text:p>
          </table:table-cell>
          <table:table-cell table:style-name="ce56" office:value-type="float" office:value="809" calcext:value-type="float">
            <text:p><text:s text:c="3"/>809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496" calcext:value-type="float">
            <text:p><text:s text:c="3"/>496</text:p>
          </table:table-cell>
          <table:table-cell table:style-name="ce56" office:value-type="float" office:value="434" calcext:value-type="float">
            <text:p><text:s text:c="3"/>43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9427" calcext:value-type="float">
            <text:p><text:s text:c="3"/>9,427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411" calcext:value-type="float">
            <text:p><text:s text:c="3"/>411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5380" calcext:value-type="float">
            <text:p><text:s text:c="3"/>15,380</text:p>
          </table:table-cell>
          <table:table-cell table:style-name="ce56" office:value-type="float" office:value="870" calcext:value-type="float">
            <text:p><text:s text:c="3"/>870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74" office:value-type="float" office:value="567" calcext:value-type="float">
            <text:p><text:s text:c="3"/>567</text:p>
          </table:table-cell>
          <table:table-cell table:style-name="ce56" office:value-type="float" office:value="502" calcext:value-type="float">
            <text:p><text:s text:c="3"/>50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10月止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46562" calcext:value-type="float">
            <text:p><text:s text:c="3"/>246,562</text:p>
          </table:table-cell>
          <table:table-cell table:style-name="ce57" office:value-type="float" office:value="229956" calcext:value-type="float">
            <text:p><text:s text:c="3"/>229,956</text:p>
          </table:table-cell>
          <table:table-cell table:style-name="ce57" office:value-type="float" office:value="8691" calcext:value-type="float">
            <text:p><text:s text:c="3"/>8,691</text:p>
          </table:table-cell>
          <table:table-cell table:style-name="ce57" office:value-type="float" office:value="7767" calcext:value-type="float">
            <text:p><text:s text:c="3"/>7,767</text:p>
          </table:table-cell>
          <table:table-cell table:style-name="ce57" office:value-type="float" office:value="924" calcext:value-type="float">
            <text:p><text:s text:c="3"/>924</text:p>
          </table:table-cell>
          <table:table-cell table:style-name="ce57" office:value-type="float" office:value="7915" calcext:value-type="float">
            <text:p><text:s text:c="3"/>7,915</text:p>
          </table:table-cell>
          <table:table-cell table:style-name="ce57" office:value-type="float" office:value="5210" calcext:value-type="float">
            <text:p><text:s text:c="3"/>5,210</text:p>
          </table:table-cell>
          <table:table-cell table:style-name="ce102" office:value-type="float" office:value="2705" calcext:value-type="float">
            <text:p><text:s text:c="3"/>2,70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8" office:value-type="float" office:value="123281" calcext:value-type="float">
            <text:p><text:s text:c="3"/>123,281</text:p>
          </table:table-cell>
          <table:table-cell table:style-name="ce58" office:value-type="float" office:value="119400" calcext:value-type="float">
            <text:p><text:s text:c="3"/>119,400</text:p>
          </table:table-cell>
          <table:table-cell table:style-name="ce58" office:value-type="float" office:value="1076" calcext:value-type="float">
            <text:p><text:s text:c="3"/>1,076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58" office:value-type="float" office:value="2805" calcext:value-type="float">
            <text:p><text:s text:c="3"/>2,805</text:p>
          </table:table-cell>
          <table:table-cell table:style-name="ce58" office:value-type="float" office:value="628" calcext:value-type="float">
            <text:p><text:s text:c="3"/>628</text:p>
          </table:table-cell>
          <table:table-cell table:style-name="ce103" office:value-type="float" office:value="2177" calcext:value-type="float">
            <text:p><text:s text:c="3"/>2,17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9" office:value-type="float" office:value="123281" calcext:value-type="float">
            <text:p><text:s text:c="3"/>123,281</text:p>
          </table:table-cell>
          <table:table-cell table:style-name="ce59" office:value-type="float" office:value="110556" calcext:value-type="float">
            <text:p><text:s text:c="3"/>110,55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7116" calcext:value-type="float">
            <text:p><text:s text:c="3"/>7,116</text:p>
          </table:table-cell>
          <table:table-cell table:style-name="ce59" office:value-type="float" office:value="499" calcext:value-type="float">
            <text:p><text:s text:c="3"/>499</text:p>
          </table:table-cell>
          <table:table-cell table:style-name="ce59" office:value-type="float" office:value="5110" calcext:value-type="float">
            <text:p><text:s text:c="3"/>5,110</text:p>
          </table:table-cell>
          <table:table-cell table:style-name="ce59" office:value-type="float" office:value="4582" calcext:value-type="float">
            <text:p><text:s text:c="3"/>4,582</text:p>
          </table:table-cell>
          <table:table-cell table:style-name="ce104" office:value-type="float" office:value="528" calcext:value-type="float">
            <text:p><text:s text:c="3"/>52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99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5" office:value-type="float" office:value="726" calcext:value-type="float">
            <text:p><text:s text:c="3"/>726</text:p>
          </table:table-cell>
          <table:table-cell table:style-name="ce55" office:value-type="float" office:value="678" calcext:value-type="float">
            <text:p><text:s text:c="3"/>67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5" office:value-type="float" office:value="132" calcext:value-type="float">
            <text:p><text:s text:c="3"/>132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5" office:value-type="float" office:value="732" calcext:value-type="float">
            <text:p><text:s text:c="3"/>732</text:p>
          </table:table-cell>
          <table:table-cell table:style-name="ce55" office:value-type="float" office:value="664" calcext:value-type="float">
            <text:p><text:s text:c="3"/>664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99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71" calcext:value-type="float">
            <text:p><text:s text:c="3"/>6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5" office:value-type="float" office:value="424" calcext:value-type="float">
            <text:p><text:s text:c="3"/>42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5" office:value-type="float" office:value="114" calcext:value-type="float">
            <text:p><text:s text:c="3"/>11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5" office:value-type="float" office:value="712" calcext:value-type="float">
            <text:p><text:s text:c="3"/>712</text:p>
          </table:table-cell>
          <table:table-cell table:style-name="ce55" office:value-type="float" office:value="665" calcext:value-type="float">
            <text:p><text:s text:c="3"/>66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99" office:value-type="float" office:value="307" calcext:value-type="float">
            <text:p><text:s text:c="3"/>30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5" office:value-type="float" office:value="139" calcext:value-type="float">
            <text:p><text:s text:c="3"/>139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5" office:value-type="float" office:value="822" calcext:value-type="float">
            <text:p><text:s text:c="3"/>822</text:p>
          </table:table-cell>
          <table:table-cell table:style-name="ce55" office:value-type="float" office:value="776" calcext:value-type="float">
            <text:p><text:s text:c="3"/>7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5" office:value-type="float" office:value="519" calcext:value-type="float">
            <text:p><text:s text:c="3"/>519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32.12" calcext:value-type="float">
            <text:p><text:s/>32.12</text:p>
          </table:table-cell>
          <table:table-cell table:style-name="ce60" office:value-type="float" office:value="33.6" calcext:value-type="float">
            <text:p><text:s/>33.60</text:p>
          </table:table-cell>
          <table:table-cell table:style-name="ce60" office:value-type="float" office:value="4.46" calcext:value-type="float">
            <text:p><text:s/>4.46</text:p>
          </table:table-cell>
          <table:table-cell table:style-name="ce60" office:value-type="float" office:value="1.64" calcext:value-type="float">
            <text:p><text:s/>1.64</text:p>
          </table:table-cell>
          <table:table-cell table:style-name="ce60" office:value-type="float" office:value="40.3" calcext:value-type="float">
            <text:p><text:s/>40.30</text:p>
          </table:table-cell>
          <table:table-cell table:style-name="ce60" office:value-type="float" office:value="18.76" calcext:value-type="float">
            <text:p><text:s/>18.76</text:p>
          </table:table-cell>
          <table:table-cell table:style-name="ce60" office:value-type="float" office:value="21.56" calcext:value-type="float">
            <text:p><text:s/>21.56</text:p>
          </table:table-cell>
          <table:table-cell table:style-name="ce105" office:value-type="float" office:value="13.7" calcext:value-type="float">
            <text:p><text:s/>13.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32.12" calcext:value-type="float">
            <text:p><text:s/>32.12</text:p>
          </table:table-cell>
          <table:table-cell table:style-name="ce61" office:value-type="float" office:value="32.43" calcext:value-type="float">
            <text:p><text:s/>32.43</text:p>
          </table:table-cell>
          <table:table-cell table:style-name="ce61" office:value-type="float" office:value="25.23" calcext:value-type="float">
            <text:p><text:s/>25.23</text:p>
          </table:table-cell>
          <table:table-cell table:style-name="ce61" office:value-type="float" office:value="28.17" calcext:value-type="float">
            <text:p><text:s/>28.17</text:p>
          </table:table-cell>
          <table:table-cell table:style-name="ce61" office:value-type="float" office:value="20" calcext:value-type="float">
            <text:p><text:s/>20.00</text:p>
          </table:table-cell>
          <table:table-cell table:style-name="ce61" office:value-type="float" office:value="20.31" calcext:value-type="float">
            <text:p><text:s/>20.31</text:p>
          </table:table-cell>
          <table:table-cell table:style-name="ce61" office:value-type="float" office:value="37.74" calcext:value-type="float">
            <text:p><text:s/>37.74</text:p>
          </table:table-cell>
          <table:table-cell table:style-name="ce106" office:value-type="float" office:value="15.87" calcext:value-type="float">
            <text:p><text:s/>15.87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32.12" calcext:value-type="float">
            <text:p><text:s/>32.12</text:p>
          </table:table-cell>
          <table:table-cell table:style-name="ce63" office:value-type="float" office:value="34.87" calcext:value-type="float">
            <text:p><text:s/>34.87</text:p>
          </table:table-cell>
          <table:table-cell table:style-name="ce63" office:value-type="float" office:value="1.61" calcext:value-type="float">
            <text:p><text:s/>1.61</text:p>
          </table:table-cell>
          <table:table-cell table:style-name="ce63" office:value-type="float" office:value="-0.77" calcext:value-type="float">
            <text:p><text:s text:c="3"/>－0.77</text:p>
          </table:table-cell>
          <table:table-cell table:style-name="ce63" office:value-type="float" office:value="70.37" calcext:value-type="float">
            <text:p><text:s/>70.37</text:p>
          </table:table-cell>
          <table:table-cell table:style-name="ce63" office:value-type="float" office:value="17.94" calcext:value-type="float">
            <text:p><text:s/>17.94</text:p>
          </table:table-cell>
          <table:table-cell table:style-name="ce63" office:value-type="float" office:value="19.59" calcext:value-type="float">
            <text:p><text:s/>19.59</text:p>
          </table:table-cell>
          <table:table-cell table:style-name="ce107" office:value-type="float" office:value="6.45" calcext:value-type="float">
            <text:p><text:s/>6.45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<text:s/>較本年上月 <text:s/>増減 (%) △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103.38" calcext:value-type="float">
            <text:p><text:s/>103.38</text:p>
          </table:table-cell>
          <table:table-cell table:style-name="ce62" office:value-type="float" office:value="111.64" calcext:value-type="float">
            <text:p><text:s/>111.64</text:p>
          </table:table-cell>
          <table:table-cell table:style-name="ce62" office:value-type="float" office:value="16.34" calcext:value-type="float">
            <text:p><text:s/>16.34</text:p>
          </table:table-cell>
          <table:table-cell table:style-name="ce62" office:value-type="float" office:value="19.26" calcext:value-type="float">
            <text:p><text:s/>19.26</text:p>
          </table:table-cell>
          <table:table-cell table:style-name="ce62" office:value-type="float" office:value="-5.05" calcext:value-type="float">
            <text:p><text:s text:c="3"/>－5.05</text:p>
          </table:table-cell>
          <table:table-cell table:style-name="ce62" office:value-type="float" office:value="27.88" calcext:value-type="float">
            <text:p><text:s/>27.88</text:p>
          </table:table-cell>
          <table:table-cell table:style-name="ce62" office:value-type="float" office:value="29.26" calcext:value-type="float">
            <text:p><text:s/>29.26</text:p>
          </table:table-cell>
          <table:table-cell table:style-name="ce108" office:value-type="float" office:value="25.31" calcext:value-type="float">
            <text:p><text:s/>25.31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103.38" calcext:value-type="float">
            <text:p><text:s/>103.38</text:p>
          </table:table-cell>
          <table:table-cell table:style-name="ce61" office:value-type="float" office:value="107.59" calcext:value-type="float">
            <text:p><text:s/>107.59</text:p>
          </table:table-cell>
          <table:table-cell table:style-name="ce61" office:value-type="float" office:value="21.93" calcext:value-type="float">
            <text:p><text:s/>21.93</text:p>
          </table:table-cell>
          <table:table-cell table:style-name="ce61" office:value-type="float" office:value="46.77" calcext:value-type="float">
            <text:p><text:s/>46.77</text:p>
          </table:table-cell>
          <table:table-cell table:style-name="ce61" office:value-type="float" office:value="-7.69" calcext:value-type="float">
            <text:p><text:s text:c="3"/>－7.69</text:p>
          </table:table-cell>
          <table:table-cell table:style-name="ce61" office:value-type="float" office:value="15.02" calcext:value-type="float">
            <text:p><text:s/>15.02</text:p>
          </table:table-cell>
          <table:table-cell table:style-name="ce61" office:value-type="float" office:value="12.31" calcext:value-type="float">
            <text:p><text:s/>12.31</text:p>
          </table:table-cell>
          <table:table-cell table:style-name="ce106" office:value-type="float" office:value="15.87" calcext:value-type="float">
            <text:p><text:s/>15.87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103.38" calcext:value-type="float">
            <text:p><text:s/>103.38</text:p>
          </table:table-cell>
          <table:table-cell table:style-name="ce63" office:value-type="float" office:value="116.12" calcext:value-type="float">
            <text:p><text:s/>116.12</text:p>
          </table:table-cell>
          <table:table-cell table:style-name="ce63" office:value-type="float" office:value="15.45" calcext:value-type="float">
            <text:p><text:s/>15.45</text:p>
          </table:table-cell>
          <table:table-cell table:style-name="ce63" office:value-type="float" office:value="16.69" calcext:value-type="float">
            <text:p><text:s/>16.69</text:p>
          </table:table-cell>
          <table:table-cell table:style-name="ce63" office:value-type="float" office:value="-2.13" calcext:value-type="float">
            <text:p><text:s text:c="3"/>－2.13</text:p>
          </table:table-cell>
          <table:table-cell table:style-name="ce63" office:value-type="float" office:value="36.05" calcext:value-type="float">
            <text:p><text:s/>36.05</text:p>
          </table:table-cell>
          <table:table-cell table:style-name="ce63" office:value-type="float" office:value="32.06" calcext:value-type="float">
            <text:p><text:s/>32.06</text:p>
          </table:table-cell>
          <table:table-cell table:style-name="ce107" office:value-type="float" office:value="78.38" calcext:value-type="float">
            <text:p><text:s/>78.38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11月5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10 月 份" calcext:value-type="string" table:number-columns-spanned="4" table:number-rows-spanned="1">
            <text:p><text:s/>中 華 民 國 104 年 10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3896" calcext:value-type="float">
            <text:p><text:s text:c="3"/>33,896</text:p>
          </table:table-cell>
          <table:table-cell table:style-name="ce66" office:value-type="float" office:value="32036" calcext:value-type="float">
            <text:p><text:s text:c="3"/>32,036</text:p>
          </table:table-cell>
          <table:table-cell table:style-name="ce66" office:value-type="float" office:value="961" calcext:value-type="float">
            <text:p><text:s text:c="3"/>961</text:p>
          </table:table-cell>
          <table:table-cell table:style-name="ce66" office:value-type="float" office:value="867" calcext:value-type="float">
            <text:p><text:s text:c="3"/>867</text:p>
          </table:table-cell>
          <table:table-cell table:style-name="ce66" office:value-type="float" office:value="94" calcext:value-type="float">
            <text:p><text:s text:c="3"/>94</text:p>
          </table:table-cell>
          <table:table-cell table:style-name="ce132" office:value-type="float" office:value="899" calcext:value-type="float">
            <text:p><text:s text:c="3"/>899</text:p>
          </table:table-cell>
          <table:table-cell table:style-name="ce132" office:value-type="float" office:value="592" calcext:value-type="float">
            <text:p><text:s text:c="3"/>592</text:p>
          </table:table-cell>
          <table:table-cell table:style-name="ce133" office:value-type="float" office:value="307" calcext:value-type="float">
            <text:p><text:s text:c="3"/>307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948" calcext:value-type="float">
            <text:p><text:s text:c="3"/>16,948</text:p>
          </table:table-cell>
          <table:table-cell table:style-name="ce66" office:value-type="float" office:value="16495" calcext:value-type="float">
            <text:p><text:s text:c="3"/>16,49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134" office:value-type="float" office:value="241" calcext:value-type="float">
            <text:p><text:s text:c="3"/>24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948" calcext:value-type="float">
            <text:p><text:s text:c="3"/>16,948</text:p>
          </table:table-cell>
          <table:table-cell table:style-name="ce67" office:value-type="float" office:value="15541" calcext:value-type="float">
            <text:p><text:s text:c="3"/>15,541</text:p>
          </table:table-cell>
          <table:table-cell table:style-name="ce67" office:value-type="float" office:value="822" calcext:value-type="float">
            <text:p><text:s text:c="3"/>822</text:p>
          </table:table-cell>
          <table:table-cell table:style-name="ce67" office:value-type="float" office:value="776" calcext:value-type="float">
            <text:p><text:s text:c="3"/>776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6398" calcext:value-type="float">
            <text:p><text:s text:c="3"/>6,398</text:p>
          </table:table-cell>
          <table:table-cell table:style-name="ce49" office:value-type="float" office:value="6048" calcext:value-type="float">
            <text:p><text:s text:c="3"/>6,048</text:p>
          </table:table-cell>
          <table:table-cell table:style-name="ce49" office:value-type="float" office:value="182" calcext:value-type="float">
            <text:p><text:s text:c="3"/>182</text:p>
          </table:table-cell>
          <table:table-cell table:style-name="ce49" office:value-type="float" office:value="158" calcext:value-type="float">
            <text:p><text:s text:c="3"/>158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168" calcext:value-type="float">
            <text:p><text:s text:c="3"/>168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80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3199" calcext:value-type="float">
            <text:p><text:s text:c="3"/>3,199</text:p>
          </table:table-cell>
          <table:table-cell table:style-name="ce70" office:value-type="float" office:value="3106" calcext:value-type="float">
            <text:p><text:s text:c="3"/>3,106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8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3199" calcext:value-type="float">
            <text:p><text:s text:c="3"/>3,199</text:p>
          </table:table-cell>
          <table:table-cell table:style-name="ce48" office:value-type="float" office:value="2942" calcext:value-type="float">
            <text:p><text:s text:c="3"/>2,942</text:p>
          </table:table-cell>
          <table:table-cell table:style-name="ce48" office:value-type="float" office:value="150" calcext:value-type="float">
            <text:p><text:s text:c="3"/>15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4030" calcext:value-type="float">
            <text:p><text:s text:c="3"/>4,030</text:p>
          </table:table-cell>
          <table:table-cell table:style-name="ce49" office:value-type="float" office:value="3783" calcext:value-type="float">
            <text:p><text:s text:c="3"/>3,783</text:p>
          </table:table-cell>
          <table:table-cell table:style-name="ce49" office:value-type="float" office:value="128" calcext:value-type="float">
            <text:p><text:s text:c="3"/>128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80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015" calcext:value-type="float">
            <text:p><text:s text:c="3"/>2,015</text:p>
          </table:table-cell>
          <table:table-cell table:style-name="ce70" office:value-type="float" office:value="1924" calcext:value-type="float">
            <text:p><text:s text:c="3"/>1,92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8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015" calcext:value-type="float">
            <text:p><text:s text:c="3"/>2,015</text:p>
          </table:table-cell>
          <table:table-cell table:style-name="ce48" office:value-type="float" office:value="1859" calcext:value-type="float">
            <text:p><text:s text:c="3"/>1,859</text:p>
          </table:table-cell>
          <table:table-cell table:style-name="ce48" office:value-type="float" office:value="104" calcext:value-type="float">
            <text:p><text:s text:c="3"/>104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81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3488" calcext:value-type="float">
            <text:p><text:s text:c="3"/>3,488</text:p>
          </table:table-cell>
          <table:table-cell table:style-name="ce49" office:value-type="float" office:value="3276" calcext:value-type="float">
            <text:p><text:s text:c="3"/>3,276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80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744" calcext:value-type="float">
            <text:p><text:s text:c="3"/>1,744</text:p>
          </table:table-cell>
          <table:table-cell table:style-name="ce70" office:value-type="float" office:value="1693" calcext:value-type="float">
            <text:p><text:s text:c="3"/>1,6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744" calcext:value-type="float">
            <text:p><text:s text:c="3"/>1,744</text:p>
          </table:table-cell>
          <table:table-cell table:style-name="ce48" office:value-type="float" office:value="1583" calcext:value-type="float">
            <text:p><text:s text:c="3"/>1,583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4312" calcext:value-type="float">
            <text:p><text:s text:c="3"/>4,312</text:p>
          </table:table-cell>
          <table:table-cell table:style-name="ce49" office:value-type="float" office:value="4074" calcext:value-type="float">
            <text:p><text:s text:c="3"/>4,074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121" calcext:value-type="float">
            <text:p><text:s text:c="3"/>121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8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2156" calcext:value-type="float">
            <text:p><text:s text:c="3"/>2,156</text:p>
          </table:table-cell>
          <table:table-cell table:style-name="ce70" office:value-type="float" office:value="2101" calcext:value-type="float">
            <text:p><text:s text:c="3"/>2,101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2156" calcext:value-type="float">
            <text:p><text:s text:c="3"/>2,156</text:p>
          </table:table-cell>
          <table:table-cell table:style-name="ce48" office:value-type="float" office:value="1973" calcext:value-type="float">
            <text:p><text:s text:c="3"/>1,973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528" calcext:value-type="float">
            <text:p><text:s text:c="3"/>2,528</text:p>
          </table:table-cell>
          <table:table-cell table:style-name="ce49" office:value-type="float" office:value="2425" calcext:value-type="float">
            <text:p><text:s text:c="3"/>2,425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64" calcext:value-type="float">
            <text:p><text:s text:c="3"/>1,264</text:p>
          </table:table-cell>
          <table:table-cell table:style-name="ce70" office:value-type="float" office:value="1242" calcext:value-type="float">
            <text:p><text:s text:c="3"/>1,242</text:p>
          </table:table-cell>
          <table:table-cell table:style-name="ce47" office:value-type="float" office:value="4" calcext:value-type="float">
            <text:p><text:s text:c="3"/>4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64" calcext:value-type="float">
            <text:p><text:s text:c="3"/>1,264</text:p>
          </table:table-cell>
          <table:table-cell table:style-name="ce48" office:value-type="float" office:value="1183" calcext:value-type="float">
            <text:p><text:s text:c="3"/>1,183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5" calcext:value-type="float">
            <text:p><text:s text:c="3"/>5</text:p>
          </table:table-cell>
          <table:table-cell table:number-columns-repeated="2" table:style-name="ce48" office:value-type="float" office:value="40" calcext:value-type="float">
            <text:p><text:s text:c="3"/>40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3754" calcext:value-type="float">
            <text:p><text:s text:c="3"/>3,754</text:p>
          </table:table-cell>
          <table:table-cell table:style-name="ce49" office:value-type="float" office:value="3551" calcext:value-type="float">
            <text:p><text:s text:c="3"/>3,551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80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877" calcext:value-type="float">
            <text:p><text:s text:c="3"/>1,877</text:p>
          </table:table-cell>
          <table:table-cell table:style-name="ce70" office:value-type="float" office:value="1821" calcext:value-type="float">
            <text:p><text:s text:c="3"/>1,82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877" calcext:value-type="float">
            <text:p><text:s text:c="3"/>1,877</text:p>
          </table:table-cell>
          <table:table-cell table:style-name="ce48" office:value-type="float" office:value="1730" calcext:value-type="float">
            <text:p><text:s text:c="3"/>1,730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8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9166" calcext:value-type="float">
            <text:p><text:s text:c="3"/>9,166</text:p>
          </table:table-cell>
          <table:table-cell table:style-name="ce49" office:value-type="float" office:value="8681" calcext:value-type="float">
            <text:p><text:s text:c="3"/>8,681</text:p>
          </table:table-cell>
          <table:table-cell table:style-name="ce49" office:value-type="float" office:value="249" calcext:value-type="float">
            <text:p><text:s text:c="3"/>249</text:p>
          </table:table-cell>
          <table:table-cell table:style-name="ce49" office:value-type="float" office:value="231" calcext:value-type="float">
            <text:p><text:s text:c="3"/>231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36" calcext:value-type="float">
            <text:p><text:s text:c="3"/>236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4583" calcext:value-type="float">
            <text:p><text:s text:c="3"/>4,583</text:p>
          </table:table-cell>
          <table:table-cell table:style-name="ce129" office:value-type="float" office:value="4500" calcext:value-type="float">
            <text:p><text:s text:c="3"/>4,500</text:p>
          </table:table-cell>
          <table:table-cell table:style-name="ce129" office:value-type="float" office:value="27" calcext:value-type="float">
            <text:p><text:s text:c="3"/>27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56" calcext:value-type="float">
            <text:p><text:s text:c="3"/>56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4583" calcext:value-type="float">
            <text:p><text:s text:c="3"/>4,583</text:p>
          </table:table-cell>
          <table:table-cell table:style-name="ce130" office:value-type="float" office:value="4181" calcext:value-type="float">
            <text:p><text:s text:c="3"/>4,181</text:p>
          </table:table-cell>
          <table:table-cell table:style-name="ce130" office:value-type="float" office:value="222" calcext:value-type="float">
            <text:p><text:s text:c="3"/>222</text:p>
          </table:table-cell>
          <table:table-cell table:style-name="ce130" office:value-type="float" office:value="213" calcext:value-type="float">
            <text:p><text:s text:c="3"/>213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0" office:value-type="float" office:value="180" calcext:value-type="float">
            <text:p><text:s text:c="3"/>180</text:p>
          </table:table-cell>
          <table:table-cell table:style-name="ce130" office:value-type="float" office:value="169" calcext:value-type="float">
            <text:p><text:s text:c="3"/>169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574" calcext:value-type="float">
            <text:p><text:s text:c="3"/>574</text:p>
          </table:table-cell>
          <table:table-cell table:style-name="ce127" office:value-type="float" office:value="546" calcext:value-type="float">
            <text:p><text:s text:c="3"/>546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7" office:value-type="float" office:value="287" calcext:value-type="float">
            <text:p><text:s text:c="3"/>287</text:p>
          </table:table-cell>
          <table:table-cell table:style-name="ce131" office:value-type="float" office:value="282" calcext:value-type="float">
            <text:p><text:s text:c="3"/>282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264" calcext:value-type="float">
            <text:p><text:s text:c="3"/>264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12" calcext:value-type="float">
            <text:p><text:s text:c="3"/>812</text:p>
          </table:table-cell>
          <table:table-cell table:style-name="ce127" office:value-type="float" office:value="771" calcext:value-type="float">
            <text:p><text:s text:c="3"/>77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06" calcext:value-type="float">
            <text:p><text:s text:c="3"/>406</text:p>
          </table:table-cell>
          <table:table-cell table:style-name="ce131" office:value-type="float" office:value="398" calcext:value-type="float">
            <text:p><text:s text:c="3"/>398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56" office:value-type="float" office:value="373" calcext:value-type="float">
            <text:p><text:s text:c="3"/>373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32" calcext:value-type="float">
            <text:p><text:s text:c="3"/>732</text:p>
          </table:table-cell>
          <table:table-cell table:style-name="ce127" office:value-type="float" office:value="686" calcext:value-type="float">
            <text:p><text:s text:c="3"/>686</text:p>
          </table:table-cell>
          <table:table-cell table:number-columns-repeated="2" table:style-name="ce127" office:value-type="float" office:value="25" calcext:value-type="float">
            <text:p><text:s text:c="3"/>2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66" calcext:value-type="float">
            <text:p><text:s text:c="3"/>366</text:p>
          </table:table-cell>
          <table:table-cell table:style-name="ce131" office:value-type="float" office:value="362" calcext:value-type="float">
            <text:p><text:s text:c="3"/>362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66" calcext:value-type="float">
            <text:p><text:s text:c="3"/>366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number-columns-repeated="2" table:style-name="ce56" office:value-type="float" office:value="23" calcext:value-type="float">
            <text:p><text:s text:c="3"/>2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742" calcext:value-type="float">
            <text:p><text:s text:c="3"/>1,742</text:p>
          </table:table-cell>
          <table:table-cell table:style-name="ce127" office:value-type="float" office:value="1667" calcext:value-type="float">
            <text:p><text:s text:c="3"/>1,667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43" calcext:value-type="float">
            <text:p><text:s text:c="3"/>43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871" calcext:value-type="float">
            <text:p><text:s text:c="3"/>871</text:p>
          </table:table-cell>
          <table:table-cell table:style-name="ce131" office:value-type="float" office:value="852" calcext:value-type="float">
            <text:p><text:s text:c="3"/>85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871" calcext:value-type="float">
            <text:p><text:s text:c="3"/>871</text:p>
          </table:table-cell>
          <table:table-cell table:style-name="ce56" office:value-type="float" office:value="815" calcext:value-type="float">
            <text:p><text:s text:c="3"/>815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48" calcext:value-type="float">
            <text:p><text:s text:c="3"/>648</text:p>
          </table:table-cell>
          <table:table-cell table:style-name="ce127" office:value-type="float" office:value="612" calcext:value-type="float">
            <text:p><text:s text:c="3"/>612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24" calcext:value-type="float">
            <text:p><text:s text:c="3"/>324</text:p>
          </table:table-cell>
          <table:table-cell table:style-name="ce131" office:value-type="float" office:value="319" calcext:value-type="float">
            <text:p><text:s text:c="3"/>319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56" office:value-type="float" office:value="293" calcext:value-type="float">
            <text:p><text:s text:c="3"/>293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76" calcext:value-type="float">
            <text:p><text:s text:c="3"/>776</text:p>
          </table:table-cell>
          <table:table-cell table:style-name="ce127" office:value-type="float" office:value="727" calcext:value-type="float">
            <text:p><text:s text:c="3"/>727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88" calcext:value-type="float">
            <text:p><text:s text:c="3"/>388</text:p>
          </table:table-cell>
          <table:table-cell table:style-name="ce131" office:value-type="float" office:value="382" calcext:value-type="float">
            <text:p><text:s text:c="3"/>38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88" calcext:value-type="float">
            <text:p><text:s text:c="3"/>388</text:p>
          </table:table-cell>
          <table:table-cell table:style-name="ce56" office:value-type="float" office:value="345" calcext:value-type="float">
            <text:p><text:s text:c="3"/>345</text:p>
          </table:table-cell>
          <table:table-cell table:number-columns-repeated="2" table:style-name="ce56" office:value-type="float" office:value="25" calcext:value-type="float">
            <text:p><text:s text:c="3"/>2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62" calcext:value-type="float">
            <text:p><text:s text:c="3"/>562</text:p>
          </table:table-cell>
          <table:table-cell table:style-name="ce127" office:value-type="float" office:value="525" calcext:value-type="float">
            <text:p><text:s text:c="3"/>525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81" calcext:value-type="float">
            <text:p><text:s text:c="3"/>281</text:p>
          </table:table-cell>
          <table:table-cell table:style-name="ce131" office:value-type="float" office:value="278" calcext:value-type="float">
            <text:p><text:s text:c="3"/>27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81" calcext:value-type="float">
            <text:p><text:s text:c="3"/>281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number-columns-repeated="2" table:style-name="ce56" office:value-type="float" office:value="24" calcext:value-type="float">
            <text:p><text:s text:c="3"/>2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84" calcext:value-type="float">
            <text:p><text:s text:c="3"/>984</text:p>
          </table:table-cell>
          <table:table-cell table:style-name="ce127" office:value-type="float" office:value="933" calcext:value-type="float">
            <text:p><text:s text:c="3"/>933</text:p>
          </table:table-cell>
          <table:table-cell table:number-columns-repeated="2" table:style-name="ce127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92" calcext:value-type="float">
            <text:p><text:s text:c="3"/>492</text:p>
          </table:table-cell>
          <table:table-cell table:style-name="ce131" office:value-type="float" office:value="482" calcext:value-type="float">
            <text:p><text:s text:c="3"/>482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92" calcext:value-type="float">
            <text:p><text:s text:c="3"/>492</text:p>
          </table:table-cell>
          <table:table-cell table:style-name="ce56" office:value-type="float" office:value="451" calcext:value-type="float">
            <text:p><text:s text:c="3"/>451</text:p>
          </table:table-cell>
          <table:table-cell table:number-columns-repeated="2" table:style-name="ce56" office:value-type="float" office:value="20" calcext:value-type="float">
            <text:p><text:s text:c="3"/>2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1" calcext:value-type="float">
            <text:p><text:s text:c="3"/>2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42" calcext:value-type="float">
            <text:p><text:s text:c="3"/>242</text:p>
          </table:table-cell>
          <table:table-cell table:style-name="ce127" office:value-type="float" office:value="224" calcext:value-type="float">
            <text:p><text:s text:c="3"/>22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21" calcext:value-type="float">
            <text:p><text:s text:c="3"/>121</text:p>
          </table:table-cell>
          <table:table-cell table:style-name="ce131" office:value-type="float" office:value="120" calcext:value-type="float">
            <text:p><text:s text:c="3"/>120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84" calcext:value-type="float">
            <text:p><text:s text:c="3"/>484</text:p>
          </table:table-cell>
          <table:table-cell table:style-name="ce127" office:value-type="float" office:value="461" calcext:value-type="float">
            <text:p><text:s text:c="3"/>46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42" calcext:value-type="float">
            <text:p><text:s text:c="3"/>242</text:p>
          </table:table-cell>
          <table:table-cell table:style-name="ce131" office:value-type="float" office:value="236" calcext:value-type="float">
            <text:p><text:s text:c="3"/>236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42" calcext:value-type="float">
            <text:p><text:s text:c="3"/>242</text:p>
          </table:table-cell>
          <table:table-cell table:style-name="ce56" office:value-type="float" office:value="225" calcext:value-type="float">
            <text:p><text:s text:c="3"/>22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28" calcext:value-type="float">
            <text:p><text:s text:c="3"/>128</text:p>
          </table:table-cell>
          <table:table-cell table:style-name="ce127" office:value-type="float" office:value="122" calcext:value-type="float">
            <text:p><text:s text:c="3"/>122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131" office:value-type="float" office:value="64" calcext:value-type="float">
            <text:p><text:s text:c="3"/>64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92" calcext:value-type="float">
            <text:p><text:s text:c="3"/>492</text:p>
          </table:table-cell>
          <table:table-cell table:style-name="ce127" office:value-type="float" office:value="459" calcext:value-type="float">
            <text:p><text:s text:c="3"/>459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246" calcext:value-type="float">
            <text:p><text:s text:c="3"/>246</text:p>
          </table:table-cell>
          <table:table-cell table:style-name="ce131" office:value-type="float" office:value="242" calcext:value-type="float">
            <text:p><text:s text:c="3"/>24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36" calcext:value-type="float">
            <text:p><text:s text:c="3"/>636</text:p>
          </table:table-cell>
          <table:table-cell table:style-name="ce127" office:value-type="float" office:value="608" calcext:value-type="float">
            <text:p><text:s text:c="3"/>608</text:p>
          </table:table-cell>
          <table:table-cell table:number-columns-repeated="2" table:style-name="ce127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318" calcext:value-type="float">
            <text:p><text:s text:c="3"/>318</text:p>
          </table:table-cell>
          <table:table-cell table:style-name="ce131" office:value-type="float" office:value="311" calcext:value-type="float">
            <text:p><text:s text:c="3"/>311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18" calcext:value-type="float">
            <text:p><text:s text:c="3"/>318</text:p>
          </table:table-cell>
          <table:table-cell table:style-name="ce56" office:value-type="float" office:value="297" calcext:value-type="float">
            <text:p><text:s text:c="3"/>297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54" calcext:value-type="float">
            <text:p><text:s text:c="3"/>354</text:p>
          </table:table-cell>
          <table:table-cell table:style-name="ce127" office:value-type="float" office:value="340" calcext:value-type="float">
            <text:p><text:s text:c="3"/>340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131" office:value-type="float" office:value="172" calcext:value-type="float">
            <text:p><text:s text:c="3"/>17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77" calcext:value-type="float">
            <text:p><text:s text:c="3"/>177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number-columns-repeated="2" table:style-name="ce49" office:value-type="float" office:value="18" calcext:value-type="float">
            <text:p><text:s text:c="3"/>1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108" calcext:value-type="float">
            <text:p><text:s text:c="3"/>10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number-columns-repeated="2" table:style-name="ce48" office:value-type="float" office:value="17" calcext:value-type="float">
            <text:p><text:s text:c="3"/>17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00" calcext:value-type="float">
            <text:p><text:s text:c="3"/>200</text:p>
          </table:table-cell>
          <table:table-cell table:style-name="ce127" office:value-type="float" office:value="181" calcext:value-type="float">
            <text:p><text:s text:c="3"/>181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00" calcext:value-type="float">
            <text:p><text:s text:c="3"/>100</text:p>
          </table:table-cell>
          <table:table-cell table:style-name="ce131" office:value-type="float" office:value="98" calcext:value-type="float">
            <text:p><text:s text:c="3"/>98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7" calcext:value-type="float">
            <text:p><text:s text:c="3"/>7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11月5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80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1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7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2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50" office:value-type="float" office:value="270082" calcext:value-type="float">
            <text:p><text:s text:c="3"/>270,082</text:p>
          </table:table-cell>
          <table:table-cell table:style-name="ce150" office:value-type="float" office:value="245382" calcext:value-type="float">
            <text:p><text:s text:c="3"/>245,382</text:p>
          </table:table-cell>
          <table:table-cell table:style-name="ce150" office:value-type="float" office:value="245339" calcext:value-type="float">
            <text:p><text:s text:c="3"/>245,339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4721" calcext:value-type="float">
            <text:p><text:s text:c="3"/>14,721</text:p>
          </table:table-cell>
          <table:table-cell table:style-name="ce150" office:value-type="float" office:value="244" calcext:value-type="float">
            <text:p><text:s text:c="3"/>244</text:p>
          </table:table-cell>
          <table:table-cell table:style-name="ce150" office:value-type="float" office:value="14477" calcext:value-type="float">
            <text:p><text:s text:c="3"/>14,477</text:p>
          </table:table-cell>
          <table:table-cell table:style-name="ce150" office:value-type="float" office:value="425" calcext:value-type="float">
            <text:p><text:s text:c="3"/>425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07" calcext:value-type="float">
            <text:p><text:s text:c="3"/>407</text:p>
          </table:table-cell>
          <table:table-cell table:style-name="ce150" office:value-type="float" office:value="9554" calcext:value-type="float">
            <text:p><text:s text:c="3"/>9,554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50" office:value-type="float" office:value="9392" calcext:value-type="float">
            <text:p><text:s text:c="3"/>9,392</text:p>
          </table:table-cell>
          <table:table-cell table:style-name="ce150" office:value-type="float" office:value="6952" calcext:value-type="float">
            <text:p><text:s text:c="3"/>6,952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6793" calcext:value-type="float">
            <text:p><text:s text:c="3"/>6,793</text:p>
          </table:table-cell>
          <table:table-cell table:style-name="ce150" office:value-type="float" office:value="2602" calcext:value-type="float">
            <text:p><text:s text:c="3"/>2,60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3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4" office:value-type="float" office:value="2590" calcext:value-type="float">
            <text:p><text:s text:c="3"/>2,590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582" calcext:value-type="float">
            <text:p><text:s text:c="3"/>2,582</text:p>
          </table:table-cell>
          <table:table-cell table:style-name="ce174" office:value-type="float" office:value="452" calcext:value-type="float">
            <text:p><text:s text:c="3"/>452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4" office:value-type="float" office:value="446" calcext:value-type="float">
            <text:p><text:s text:c="3"/>446</text:p>
          </table:table-cell>
          <table:table-cell table:style-name="ce174" office:value-type="float" office:value="2138" calcext:value-type="float">
            <text:p><text:s text:c="3"/>2,1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4" office:value-type="float" office:value="2136" calcext:value-type="float">
            <text:p><text:s text:c="3"/>2,13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2" office:value-type="float" office:value="135041" calcext:value-type="float">
            <text:p><text:s text:c="3"/>135,041</text:p>
          </table:table-cell>
          <table:table-cell table:style-name="ce158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5" office:value-type="float" office:value="6964" calcext:value-type="float">
            <text:p><text:s text:c="3"/>6,964</text:p>
          </table:table-cell>
          <table:table-cell table:style-name="ce175" office:value-type="float" office:value="154" calcext:value-type="float">
            <text:p><text:s text:c="3"/>154</text:p>
          </table:table-cell>
          <table:table-cell table:style-name="ce175" office:value-type="float" office:value="6810" calcext:value-type="float">
            <text:p><text:s text:c="3"/>6,810</text:p>
          </table:table-cell>
          <table:table-cell table:style-name="ce175" office:value-type="float" office:value="6500" calcext:value-type="float">
            <text:p><text:s text:c="3"/>6,500</text:p>
          </table:table-cell>
          <table:table-cell table:style-name="ce175" office:value-type="float" office:value="153" calcext:value-type="float">
            <text:p><text:s text:c="3"/>153</text:p>
          </table:table-cell>
          <table:table-cell table:style-name="ce175" office:value-type="float" office:value="6347" calcext:value-type="float">
            <text:p><text:s text:c="3"/>6,347</text:p>
          </table:table-cell>
          <table:table-cell table:style-name="ce175" office:value-type="float" office:value="464" calcext:value-type="float">
            <text:p><text:s text:c="3"/>464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5" office:value-type="float" office:value="463" calcext:value-type="float">
            <text:p><text:s text:c="3"/>46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309732" calcext:value-type="float">
            <text:p><text:s text:c="3"/>309,732</text:p>
          </table:table-cell>
          <table:table-cell table:style-name="ce150" office:value-type="float" office:value="288003" calcext:value-type="float">
            <text:p><text:s text:c="3"/>288,003</text:p>
          </table:table-cell>
          <table:table-cell table:style-name="ce150" office:value-type="float" office:value="287968" calcext:value-type="float">
            <text:p><text:s text:c="3"/>287,968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0" office:value-type="float" office:value="12274" calcext:value-type="float">
            <text:p><text:s text:c="3"/>12,274</text:p>
          </table:table-cell>
          <table:table-cell table:style-name="ce150" office:value-type="float" office:value="360" calcext:value-type="float">
            <text:p><text:s text:c="3"/>360</text:p>
          </table:table-cell>
          <table:table-cell table:style-name="ce150" office:value-type="float" office:value="11914" calcext:value-type="float">
            <text:p><text:s text:c="3"/>11,914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80" calcext:value-type="float">
            <text:p><text:s text:c="3"/>480</text:p>
          </table:table-cell>
          <table:table-cell table:style-name="ce150" office:value-type="float" office:value="8957" calcext:value-type="float">
            <text:p><text:s text:c="3"/>8,957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8616" calcext:value-type="float">
            <text:p><text:s text:c="3"/>8,616</text:p>
          </table:table-cell>
          <table:table-cell table:style-name="ce150" office:value-type="float" office:value="6009" calcext:value-type="float">
            <text:p><text:s text:c="3"/>6,00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5669" calcext:value-type="float">
            <text:p><text:s text:c="3"/>5,669</text:p>
          </table:table-cell>
          <table:table-cell table:style-name="ce150" office:value-type="float" office:value="2948" calcext:value-type="float">
            <text:p><text:s text:c="3"/>2,94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3" office:value-type="float" office:value="2947" calcext:value-type="float">
            <text:p><text:s text:c="3"/>2,94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34198" calcext:value-type="float">
            <text:p><text:s text:c="3"/>234,198</text:p>
          </table:table-cell>
          <table:table-cell table:style-name="ce150" office:value-type="float" office:value="212284" calcext:value-type="float">
            <text:p><text:s text:c="3"/>212,284</text:p>
          </table:table-cell>
          <table:table-cell table:style-name="ce150" office:value-type="float" office:value="212233" calcext:value-type="float">
            <text:p><text:s text:c="3"/>212,233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12796" calcext:value-type="float">
            <text:p><text:s text:c="3"/>12,796</text:p>
          </table:table-cell>
          <table:table-cell table:style-name="ce150" office:value-type="float" office:value="559" calcext:value-type="float">
            <text:p><text:s text:c="3"/>559</text:p>
          </table:table-cell>
          <table:table-cell table:style-name="ce150" office:value-type="float" office:value="12237" calcext:value-type="float">
            <text:p><text:s text:c="3"/>12,237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485" calcext:value-type="float">
            <text:p><text:s text:c="3"/>485</text:p>
          </table:table-cell>
          <table:table-cell table:style-name="ce150" office:value-type="float" office:value="8620" calcext:value-type="float">
            <text:p><text:s text:c="3"/>8,620</text:p>
          </table:table-cell>
          <table:table-cell table:style-name="ce150" office:value-type="float" office:value="447" calcext:value-type="float">
            <text:p><text:s text:c="3"/>447</text:p>
          </table:table-cell>
          <table:table-cell table:style-name="ce150" office:value-type="float" office:value="8173" calcext:value-type="float">
            <text:p><text:s text:c="3"/>8,173</text:p>
          </table:table-cell>
          <table:table-cell table:style-name="ce150" office:value-type="float" office:value="5696" calcext:value-type="float">
            <text:p><text:s text:c="3"/>5,696</text:p>
          </table:table-cell>
          <table:table-cell table:style-name="ce150" office:value-type="float" office:value="443" calcext:value-type="float">
            <text:p><text:s text:c="3"/>443</text:p>
          </table:table-cell>
          <table:table-cell table:style-name="ce150" office:value-type="float" office:value="5253" calcext:value-type="float">
            <text:p><text:s text:c="3"/>5,253</text:p>
          </table:table-cell>
          <table:table-cell table:style-name="ce150" office:value-type="float" office:value="2924" calcext:value-type="float">
            <text:p><text:s text:c="3"/>2,92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3" office:value-type="float" office:value="2920" calcext:value-type="float">
            <text:p><text:s text:c="3"/>2,9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113426" calcext:value-type="float">
            <text:p><text:s text:c="3"/>113,426</text:p>
          </table:table-cell>
          <table:table-cell table:style-name="ce155" office:value-type="float" office:value="113401" calcext:value-type="float">
            <text:p><text:s text:c="3"/>113,401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43" calcext:value-type="float">
            <text:p><text:s text:c="3"/>443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55" office:value-type="float" office:value="2982" calcext:value-type="float">
            <text:p><text:s text:c="3"/>2,98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2973" calcext:value-type="float">
            <text:p><text:s text:c="3"/>2,973</text:p>
          </table:table-cell>
          <table:table-cell table:style-name="ce155" office:value-type="float" office:value="502" calcext:value-type="float">
            <text:p><text:s text:c="3"/>50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95" calcext:value-type="float">
            <text:p><text:s text:c="3"/>495</text:p>
          </table:table-cell>
          <table:table-cell table:style-name="ce155" office:value-type="float" office:value="2480" calcext:value-type="float">
            <text:p><text:s text:c="3"/>2,48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2478" calcext:value-type="float">
            <text:p><text:s text:c="3"/>2,47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17099" calcext:value-type="float">
            <text:p><text:s text:c="3"/>117,099</text:p>
          </table:table-cell>
          <table:table-cell table:style-name="ce156" office:value-type="float" office:value="98858" calcext:value-type="float">
            <text:p><text:s text:c="3"/>98,858</text:p>
          </table:table-cell>
          <table:table-cell table:style-name="ce156" office:value-type="float" office:value="98832" calcext:value-type="float">
            <text:p><text:s text:c="3"/>98,832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12344" calcext:value-type="float">
            <text:p><text:s text:c="3"/>12,344</text:p>
          </table:table-cell>
          <table:table-cell table:style-name="ce156" office:value-type="float" office:value="550" calcext:value-type="float">
            <text:p><text:s text:c="3"/>550</text:p>
          </table:table-cell>
          <table:table-cell table:style-name="ce156" office:value-type="float" office:value="11794" calcext:value-type="float">
            <text:p><text:s text:c="3"/>11,794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252" calcext:value-type="float">
            <text:p><text:s text:c="3"/>252</text:p>
          </table:table-cell>
          <table:table-cell table:style-name="ce156" office:value-type="float" office:value="5638" calcext:value-type="float">
            <text:p><text:s text:c="3"/>5,638</text:p>
          </table:table-cell>
          <table:table-cell table:style-name="ce156" office:value-type="float" office:value="438" calcext:value-type="float">
            <text:p><text:s text:c="3"/>438</text:p>
          </table:table-cell>
          <table:table-cell table:style-name="ce156" office:value-type="float" office:value="5200" calcext:value-type="float">
            <text:p><text:s text:c="3"/>5,200</text:p>
          </table:table-cell>
          <table:table-cell table:style-name="ce156" office:value-type="float" office:value="5194" calcext:value-type="float">
            <text:p><text:s text:c="3"/>5,194</text:p>
          </table:table-cell>
          <table:table-cell table:style-name="ce156" office:value-type="float" office:value="436" calcext:value-type="float">
            <text:p><text:s text:c="3"/>436</text:p>
          </table:table-cell>
          <table:table-cell table:style-name="ce156" office:value-type="float" office:value="4758" calcext:value-type="float">
            <text:p><text:s text:c="3"/>4,758</text:p>
          </table:table-cell>
          <table:table-cell table:style-name="ce156" office:value-type="float" office:value="444" calcext:value-type="float">
            <text:p><text:s text:c="3"/>4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87" office:value-type="float" office:value="442" calcext:value-type="float">
            <text:p><text:s text:c="3"/>4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77638" calcext:value-type="float">
            <text:p><text:s text:c="3"/>277,638</text:p>
          </table:table-cell>
          <table:table-cell table:style-name="ce150" office:value-type="float" office:value="256137" calcext:value-type="float">
            <text:p><text:s text:c="3"/>256,137</text:p>
          </table:table-cell>
          <table:table-cell table:style-name="ce150" office:value-type="float" office:value="256068" calcext:value-type="float">
            <text:p><text:s text:c="3"/>256,06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2807" calcext:value-type="float">
            <text:p><text:s text:c="3"/>12,807</text:p>
          </table:table-cell>
          <table:table-cell table:style-name="ce150" office:value-type="float" office:value="921" calcext:value-type="float">
            <text:p><text:s text:c="3"/>921</text:p>
          </table:table-cell>
          <table:table-cell table:style-name="ce150" office:value-type="float" office:value="11886" calcext:value-type="float">
            <text:p><text:s text:c="3"/>11,886</text:p>
          </table:table-cell>
          <table:table-cell table:style-name="ce150" office:value-type="float" office:value="525" calcext:value-type="float">
            <text:p><text:s text:c="3"/>52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0" office:value-type="float" office:value="8169" calcext:value-type="float">
            <text:p><text:s text:c="3"/>8,169</text:p>
          </table:table-cell>
          <table:table-cell table:style-name="ce150" office:value-type="float" office:value="592" calcext:value-type="float">
            <text:p><text:s text:c="3"/>592</text:p>
          </table:table-cell>
          <table:table-cell table:style-name="ce150" office:value-type="float" office:value="7577" calcext:value-type="float">
            <text:p><text:s text:c="3"/>7,577</text:p>
          </table:table-cell>
          <table:table-cell table:style-name="ce150" office:value-type="float" office:value="5212" calcext:value-type="float">
            <text:p><text:s text:c="3"/>5,212</text:p>
          </table:table-cell>
          <table:table-cell table:style-name="ce150" office:value-type="float" office:value="587" calcext:value-type="float">
            <text:p><text:s text:c="3"/>587</text:p>
          </table:table-cell>
          <table:table-cell table:style-name="ce150" office:value-type="float" office:value="4625" calcext:value-type="float">
            <text:p><text:s text:c="3"/>4,625</text:p>
          </table:table-cell>
          <table:table-cell table:style-name="ce150" office:value-type="float" office:value="2957" calcext:value-type="float">
            <text:p><text:s text:c="3"/>2,95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3" office:value-type="float" office:value="2952" calcext:value-type="float">
            <text:p><text:s text:c="3"/>2,9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8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50" office:value-type="float" office:value="330654" calcext:value-type="float">
            <text:p><text:s text:c="3"/>330,654</text:p>
          </table:table-cell>
          <table:table-cell table:style-name="ce150" office:value-type="float" office:value="309138" calcext:value-type="float">
            <text:p><text:s text:c="3"/>309,138</text:p>
          </table:table-cell>
          <table:table-cell table:style-name="ce150" office:value-type="float" office:value="309054" calcext:value-type="float">
            <text:p><text:s text:c="3"/>309,054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12800" calcext:value-type="float">
            <text:p><text:s text:c="3"/>12,800</text:p>
          </table:table-cell>
          <table:table-cell table:style-name="ce150" office:value-type="float" office:value="1192" calcext:value-type="float">
            <text:p><text:s text:c="3"/>1,192</text:p>
          </table:table-cell>
          <table:table-cell table:style-name="ce150" office:value-type="float" office:value="11608" calcext:value-type="float">
            <text:p><text:s text:c="3"/>11,608</text:p>
          </table:table-cell>
          <table:table-cell table:style-name="ce150" office:value-type="float" office:value="663" calcext:value-type="float">
            <text:p><text:s text:c="3"/>66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32" calcext:value-type="float">
            <text:p><text:s text:c="3"/>632</text:p>
          </table:table-cell>
          <table:table-cell table:style-name="ce150" office:value-type="float" office:value="8053" calcext:value-type="float">
            <text:p><text:s text:c="3"/>8,053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7139" calcext:value-type="float">
            <text:p><text:s text:c="3"/>7,139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905" calcext:value-type="float">
            <text:p><text:s text:c="3"/>905</text:p>
          </table:table-cell>
          <table:table-cell table:style-name="ce150" office:value-type="float" office:value="3982" calcext:value-type="float">
            <text:p><text:s text:c="3"/>3,982</text:p>
          </table:table-cell>
          <table:table-cell table:style-name="ce150" office:value-type="float" office:value="3166" calcext:value-type="float">
            <text:p><text:s text:c="3"/>3,166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3" office:value-type="float" office:value="3157" calcext:value-type="float">
            <text:p><text:s text:c="3"/>3,1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61237" calcext:value-type="float">
            <text:p><text:s text:c="3"/>161,237</text:p>
          </table:table-cell>
          <table:table-cell table:style-name="ce157" office:value-type="float" office:value="161189" calcext:value-type="float">
            <text:p><text:s text:c="3"/>161,189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686" calcext:value-type="float">
            <text:p><text:s text:c="3"/>686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57" office:value-type="float" office:value="653" calcext:value-type="float">
            <text:p><text:s text:c="3"/>653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296" calcext:value-type="float">
            <text:p><text:s text:c="3"/>296</text:p>
          </table:table-cell>
          <table:table-cell table:style-name="ce157" office:value-type="float" office:value="3095" calcext:value-type="float">
            <text:p><text:s text:c="3"/>3,095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3067" calcext:value-type="float">
            <text:p><text:s text:c="3"/>3,067</text:p>
          </table:table-cell>
          <table:table-cell table:style-name="ce157" office:value-type="float" office:value="520" calcext:value-type="float">
            <text:p><text:s text:c="3"/>520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498" calcext:value-type="float">
            <text:p><text:s text:c="3"/>498</text:p>
          </table:table-cell>
          <table:table-cell table:style-name="ce157" office:value-type="float" office:value="2575" calcext:value-type="float">
            <text:p><text:s text:c="3"/>2,575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89" office:value-type="float" office:value="2569" calcext:value-type="float">
            <text:p><text:s text:c="3"/>2,5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8" office:value-type="float" office:value="165327" calcext:value-type="float">
            <text:p><text:s text:c="3"/>165,327</text:p>
          </table:table-cell>
          <table:table-cell table:style-name="ce158" office:value-type="float" office:value="147901" calcext:value-type="float">
            <text:p><text:s text:c="3"/>147,901</text:p>
          </table:table-cell>
          <table:table-cell table:style-name="ce158" office:value-type="float" office:value="147865" calcext:value-type="float">
            <text:p><text:s text:c="3"/>147,865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2114" calcext:value-type="float">
            <text:p><text:s text:c="3"/>12,114</text:p>
          </table:table-cell>
          <table:table-cell table:style-name="ce158" office:value-type="float" office:value="1159" calcext:value-type="float">
            <text:p><text:s text:c="3"/>1,159</text:p>
          </table:table-cell>
          <table:table-cell table:style-name="ce158" office:value-type="float" office:value="10955" calcext:value-type="float">
            <text:p><text:s text:c="3"/>10,955</text:p>
          </table:table-cell>
          <table:table-cell table:style-name="ce158" office:value-type="float" office:value="354" calcext:value-type="float">
            <text:p><text:s text:c="3"/>354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4958" calcext:value-type="float">
            <text:p><text:s text:c="3"/>4,958</text:p>
          </table:table-cell>
          <table:table-cell table:style-name="ce158" office:value-type="float" office:value="886" calcext:value-type="float">
            <text:p><text:s text:c="3"/>886</text:p>
          </table:table-cell>
          <table:table-cell table:style-name="ce158" office:value-type="float" office:value="4072" calcext:value-type="float">
            <text:p><text:s text:c="3"/>4,072</text:p>
          </table:table-cell>
          <table:table-cell table:style-name="ce158" office:value-type="float" office:value="4367" calcext:value-type="float">
            <text:p><text:s text:c="3"/>4,367</text:p>
          </table:table-cell>
          <table:table-cell table:style-name="ce158" office:value-type="float" office:value="883" calcext:value-type="float">
            <text:p><text:s text:c="3"/>883</text:p>
          </table:table-cell>
          <table:table-cell table:style-name="ce158" office:value-type="float" office:value="3484" calcext:value-type="float">
            <text:p><text:s text:c="3"/>3,484</text:p>
          </table:table-cell>
          <table:table-cell table:style-name="ce158" office:value-type="float" office:value="591" calcext:value-type="float">
            <text:p><text:s text:c="3"/>59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0" office:value-type="float" office:value="588" calcext:value-type="float">
            <text:p><text:s text:c="3"/>58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86768" calcext:value-type="float">
            <text:p><text:s text:c="3"/>286,768</text:p>
          </table:table-cell>
          <table:table-cell table:style-name="ce150" office:value-type="float" office:value="266168" calcext:value-type="float">
            <text:p><text:s text:c="3"/>266,168</text:p>
          </table:table-cell>
          <table:table-cell table:style-name="ce150" office:value-type="float" office:value="266085" calcext:value-type="float">
            <text:p><text:s text:c="3"/>266,085</text:p>
          </table:table-cell>
          <table:table-cell table:style-name="ce150" office:value-type="float" office:value="83" calcext:value-type="float">
            <text:p><text:s text:c="3"/>83</text:p>
          </table:table-cell>
          <table:table-cell table:style-name="ce150" office:value-type="float" office:value="12034" calcext:value-type="float">
            <text:p><text:s text:c="3"/>12,034</text:p>
          </table:table-cell>
          <table:table-cell table:style-name="ce150" office:value-type="float" office:value="1199" calcext:value-type="float">
            <text:p><text:s text:c="3"/>1,199</text:p>
          </table:table-cell>
          <table:table-cell table:style-name="ce150" office:value-type="float" office:value="10835" calcext:value-type="float">
            <text:p><text:s text:c="3"/>10,835</text:p>
          </table:table-cell>
          <table:table-cell table:style-name="ce150" office:value-type="float" office:value="679" calcext:value-type="float">
            <text:p><text:s text:c="3"/>679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649" calcext:value-type="float">
            <text:p><text:s text:c="3"/>649</text:p>
          </table:table-cell>
          <table:table-cell table:style-name="ce150" office:value-type="float" office:value="7887" calcext:value-type="float">
            <text:p><text:s text:c="3"/>7,887</text:p>
          </table:table-cell>
          <table:table-cell table:style-name="ce150" office:value-type="float" office:value="950" calcext:value-type="float">
            <text:p><text:s text:c="3"/>950</text:p>
          </table:table-cell>
          <table:table-cell table:style-name="ce150" office:value-type="float" office:value="6937" calcext:value-type="float">
            <text:p><text:s text:c="3"/>6,937</text:p>
          </table:table-cell>
          <table:table-cell table:style-name="ce150" office:value-type="float" office:value="4784" calcext:value-type="float">
            <text:p><text:s text:c="3"/>4,784</text:p>
          </table:table-cell>
          <table:table-cell table:style-name="ce150" office:value-type="float" office:value="944" calcext:value-type="float">
            <text:p><text:s text:c="3"/>944</text:p>
          </table:table-cell>
          <table:table-cell table:style-name="ce150" office:value-type="float" office:value="3840" calcext:value-type="float">
            <text:p><text:s text:c="3"/>3,840</text:p>
          </table:table-cell>
          <table:table-cell table:style-name="ce150" office:value-type="float" office:value="3103" calcext:value-type="float">
            <text:p><text:s text:c="3"/>3,1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3" office:value-type="float" office:value="3097" calcext:value-type="float">
            <text:p><text:s text:c="3"/>3,09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39047" calcext:value-type="float">
            <text:p><text:s text:c="3"/>139,047</text:p>
          </table:table-cell>
          <table:table-cell table:style-name="ce159" office:value-type="float" office:value="139001" calcext:value-type="float">
            <text:p><text:s text:c="3"/>139,001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766" calcext:value-type="float">
            <text:p><text:s text:c="3"/>766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719" calcext:value-type="float">
            <text:p><text:s text:c="3"/>719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37" calcext:value-type="float">
            <text:p><text:s text:c="3"/>337</text:p>
          </table:table-cell>
          <table:table-cell table:style-name="ce159" office:value-type="float" office:value="3221" calcext:value-type="float">
            <text:p><text:s text:c="3"/>3,221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3190" calcext:value-type="float">
            <text:p><text:s text:c="3"/>3,190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638" calcext:value-type="float">
            <text:p><text:s text:c="3"/>638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552" calcext:value-type="float">
            <text:p><text:s text:c="3"/>2,5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3384" calcext:value-type="float">
            <text:p><text:s text:c="3"/>143,384</text:p>
          </table:table-cell>
          <table:table-cell table:style-name="ce160" office:value-type="float" office:value="127121" calcext:value-type="float">
            <text:p><text:s text:c="3"/>127,121</text:p>
          </table:table-cell>
          <table:table-cell table:style-name="ce160" office:value-type="float" office:value="127084" calcext:value-type="float">
            <text:p><text:s text:c="3"/>127,08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11268" calcext:value-type="float">
            <text:p><text:s text:c="3"/>11,268</text:p>
          </table:table-cell>
          <table:table-cell table:style-name="ce160" office:value-type="float" office:value="1152" calcext:value-type="float">
            <text:p><text:s text:c="3"/>1,152</text:p>
          </table:table-cell>
          <table:table-cell table:style-name="ce160" office:value-type="float" office:value="10116" calcext:value-type="float">
            <text:p><text:s text:c="3"/>10,116</text:p>
          </table:table-cell>
          <table:table-cell table:style-name="ce160" office:value-type="float" office:value="329" calcext:value-type="float">
            <text:p><text:s text:c="3"/>32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312" calcext:value-type="float">
            <text:p><text:s text:c="3"/>312</text:p>
          </table:table-cell>
          <table:table-cell table:style-name="ce160" office:value-type="float" office:value="4666" calcext:value-type="float">
            <text:p><text:s text:c="3"/>4,666</text:p>
          </table:table-cell>
          <table:table-cell table:style-name="ce160" office:value-type="float" office:value="919" calcext:value-type="float">
            <text:p><text:s text:c="3"/>919</text:p>
          </table:table-cell>
          <table:table-cell table:style-name="ce160" office:value-type="float" office:value="3747" calcext:value-type="float">
            <text:p><text:s text:c="3"/>3,747</text:p>
          </table:table-cell>
          <table:table-cell table:style-name="ce160" office:value-type="float" office:value="4120" calcext:value-type="float">
            <text:p><text:s text:c="3"/>4,120</text:p>
          </table:table-cell>
          <table:table-cell table:style-name="ce160" office:value-type="float" office:value="918" calcext:value-type="float">
            <text:p><text:s text:c="3"/>918</text:p>
          </table:table-cell>
          <table:table-cell table:style-name="ce160" office:value-type="float" office:value="3202" calcext:value-type="float">
            <text:p><text:s text:c="3"/>3,202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545" calcext:value-type="float">
            <text:p><text:s text:c="3"/>5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295272" calcext:value-type="float">
            <text:p><text:s text:c="3"/>295,272</text:p>
          </table:table-cell>
          <table:table-cell table:style-name="ce161" office:value-type="float" office:value="275780" calcext:value-type="float">
            <text:p><text:s text:c="3"/>275,780</text:p>
          </table:table-cell>
          <table:table-cell table:style-name="ce161" office:value-type="float" office:value="275701" calcext:value-type="float">
            <text:p><text:s text:c="3"/>275,70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10829" calcext:value-type="float">
            <text:p><text:s text:c="3"/>10,829</text:p>
          </table:table-cell>
          <table:table-cell table:style-name="ce161" office:value-type="float" office:value="1151" calcext:value-type="float">
            <text:p><text:s text:c="3"/>1,151</text:p>
          </table:table-cell>
          <table:table-cell table:style-name="ce161" office:value-type="float" office:value="9678" calcext:value-type="float">
            <text:p><text:s text:c="3"/>9,678</text:p>
          </table:table-cell>
          <table:table-cell table:style-name="ce161" office:value-type="float" office:value="713" calcext:value-type="float">
            <text:p><text:s text:c="3"/>713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686" calcext:value-type="float">
            <text:p><text:s text:c="3"/>686</text:p>
          </table:table-cell>
          <table:table-cell table:style-name="ce161" office:value-type="float" office:value="7950" calcext:value-type="float">
            <text:p><text:s text:c="3"/>7,950</text:p>
          </table:table-cell>
          <table:table-cell table:style-name="ce161" office:value-type="float" office:value="1033" calcext:value-type="float">
            <text:p><text:s text:c="3"/>1,033</text:p>
          </table:table-cell>
          <table:table-cell table:style-name="ce161" office:value-type="float" office:value="6917" calcext:value-type="float">
            <text:p><text:s text:c="3"/>6,917</text:p>
          </table:table-cell>
          <table:table-cell table:style-name="ce161" office:value-type="float" office:value="4823" calcext:value-type="float">
            <text:p><text:s text:c="3"/>4,823</text:p>
          </table:table-cell>
          <table:table-cell table:style-name="ce161" office:value-type="float" office:value="1027" calcext:value-type="float">
            <text:p><text:s text:c="3"/>1,027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161" office:value-type="float" office:value="3127" calcext:value-type="float">
            <text:p><text:s text:c="3"/>3,12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3" office:value-type="float" office:value="3121" calcext:value-type="float">
            <text:p><text:s text:c="3"/>3,12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43446" calcext:value-type="float">
            <text:p><text:s text:c="3"/>143,446</text:p>
          </table:table-cell>
          <table:table-cell table:style-name="ce159" office:value-type="float" office:value="143401" calcext:value-type="float">
            <text:p><text:s text:c="3"/>143,40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703" calcext:value-type="float">
            <text:p><text:s text:c="3"/>703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328" calcext:value-type="float">
            <text:p><text:s text:c="3"/>328</text:p>
          </table:table-cell>
          <table:table-cell table:style-name="ce159" office:value-type="float" office:value="3116" calcext:value-type="float">
            <text:p><text:s text:c="3"/>3,116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593" calcext:value-type="float">
            <text:p><text:s text:c="3"/>593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495" calcext:value-type="float">
            <text:p><text:s text:c="3"/>2,49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7636" calcext:value-type="float">
            <text:p><text:s text:c="3"/>147,636</text:p>
          </table:table-cell>
          <table:table-cell table:style-name="ce160" office:value-type="float" office:value="132334" calcext:value-type="float">
            <text:p><text:s text:c="3"/>132,334</text:p>
          </table:table-cell>
          <table:table-cell table:style-name="ce160" office:value-type="float" office:value="132300" calcext:value-type="float">
            <text:p><text:s text:c="3"/>132,300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10091" calcext:value-type="float">
            <text:p><text:s text:c="3"/>10,091</text:p>
          </table:table-cell>
          <table:table-cell table:style-name="ce160" office:value-type="float" office:value="1116" calcext:value-type="float">
            <text:p><text:s text:c="3"/>1,116</text:p>
          </table:table-cell>
          <table:table-cell table:style-name="ce160" office:value-type="float" office:value="8975" calcext:value-type="float">
            <text:p><text:s text:c="3"/>8,975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4834" calcext:value-type="float">
            <text:p><text:s text:c="3"/>4,834</text:p>
          </table:table-cell>
          <table:table-cell table:style-name="ce160" office:value-type="float" office:value="1005" calcext:value-type="float">
            <text:p><text:s text:c="3"/>1,005</text:p>
          </table:table-cell>
          <table:table-cell table:style-name="ce160" office:value-type="float" office:value="3829" calcext:value-type="float">
            <text:p><text:s text:c="3"/>3,829</text:p>
          </table:table-cell>
          <table:table-cell table:style-name="ce160" office:value-type="float" office:value="4207" calcext:value-type="float">
            <text:p><text:s text:c="3"/>4,207</text:p>
          </table:table-cell>
          <table:table-cell table:style-name="ce160" office:value-type="float" office:value="1004" calcext:value-type="float">
            <text:p><text:s text:c="3"/>1,004</text:p>
          </table:table-cell>
          <table:table-cell table:style-name="ce160" office:value-type="float" office:value="3203" calcext:value-type="float">
            <text:p><text:s text:c="3"/>3,203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626" calcext:value-type="float">
            <text:p><text:s text:c="3"/>62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6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0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5656" calcext:value-type="float">
            <text:p><text:s text:c="3"/>25,656</text:p>
          </table:table-cell>
          <table:table-cell table:style-name="ce162" office:value-type="float" office:value="23979" calcext:value-type="float">
            <text:p><text:s text:c="3"/>23,979</text:p>
          </table:table-cell>
          <table:table-cell table:style-name="ce162" office:value-type="float" office:value="23970" calcext:value-type="float">
            <text:p><text:s text:c="3"/>23,970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53" calcext:value-type="float">
            <text:p><text:s text:c="3"/>853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757" calcext:value-type="float">
            <text:p><text:s text:c="3"/>757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631" calcext:value-type="float">
            <text:p><text:s text:c="3"/>631</text:p>
          </table:table-cell>
          <table:table-cell table:style-name="ce162" office:value-type="float" office:value="487" calcext:value-type="float">
            <text:p><text:s text:c="3"/>487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362" calcext:value-type="float">
            <text:p><text:s text:c="3"/>362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2828" calcext:value-type="float">
            <text:p><text:s text:c="3"/>12,828</text:p>
          </table:table-cell>
          <table:table-cell table:style-name="ce163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261" calcext:value-type="float">
            <text:p><text:s text:c="3"/>261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2828" calcext:value-type="float">
            <text:p><text:s text:c="3"/>12,828</text:p>
          </table:table-cell>
          <table:table-cell table:style-name="ce164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2" office:value-type="float" office:value="27" calcext:value-type="float">
            <text:p><text:s text:c="3"/>27</text:p>
          </table:table-cell>
          <table:table-cell table:style-name="ce164" office:value-type="float" office:value="496" calcext:value-type="float">
            <text:p><text:s text:c="3"/>496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74" calcext:value-type="float">
            <text:p><text:s text:c="3"/>374</text:p>
          </table:table-cell>
          <table:table-cell table:style-name="ce164" office:value-type="float" office:value="434" calcext:value-type="float">
            <text:p><text:s text:c="3"/>434</text:p>
          </table:table-cell>
          <table:table-cell table:style-name="ce164" office:value-type="float" office:value="121" calcext:value-type="float">
            <text:p><text:s text:c="3"/>121</text:p>
          </table:table-cell>
          <table:table-cell table:style-name="ce164" office:value-type="float" office:value="313" calcext:value-type="float">
            <text:p><text:s text:c="3"/>313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1月</text:p>
          </table:table-cell>
          <table:table-cell table:style-name="ce148" office:value-type="string" calcext:value-type="string">
            <text:p>計</text:p>
          </table:table-cell>
          <table:table-cell table:style-name="ce162" office:value-type="float" office:value="21160" calcext:value-type="float">
            <text:p><text:s text:c="3"/>21,160</text:p>
          </table:table-cell>
          <table:table-cell table:style-name="ce162" office:value-type="float" office:value="19635" calcext:value-type="float">
            <text:p><text:s text:c="3"/>19,635</text:p>
          </table:table-cell>
          <table:table-cell table:style-name="ce162" office:value-type="float" office:value="19631" calcext:value-type="float">
            <text:p><text:s text:c="3"/>19,63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79" calcext:value-type="float">
            <text:p><text:s text:c="3"/>779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65" calcext:value-type="float">
            <text:p><text:s text:c="3"/>66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682" calcext:value-type="float">
            <text:p><text:s text:c="3"/>68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00" calcext:value-type="float">
            <text:p><text:s text:c="3"/>600</text:p>
          </table:table-cell>
          <table:table-cell table:style-name="ce162" office:value-type="float" office:value="432" calcext:value-type="float">
            <text:p><text:s text:c="3"/>43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350" calcext:value-type="float">
            <text:p><text:s text:c="3"/>350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0580" calcext:value-type="float">
            <text:p><text:s text:c="3"/>10,580</text:p>
          </table:table-cell>
          <table:table-cell table:style-name="ce163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580" calcext:value-type="float">
            <text:p><text:s text:c="3"/>10,580</text:p>
          </table:table-cell>
          <table:table-cell table:style-name="ce164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31" calcext:value-type="float">
            <text:p><text:s text:c="3"/>31</text:p>
          </table:table-cell>
          <table:table-cell table:style-name="ce164" office:value-type="float" office:value="411" calcext:value-type="float">
            <text:p><text:s text:c="3"/>411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34" calcext:value-type="float">
            <text:p><text:s text:c="3"/>334</text:p>
          </table:table-cell>
          <table:table-cell table:style-name="ce164" office:value-type="float" office:value="369" calcext:value-type="float">
            <text:p><text:s text:c="3"/>369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292" calcext:value-type="float">
            <text:p><text:s text:c="3"/>292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2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3634" calcext:value-type="float">
            <text:p><text:s text:c="3"/>33,634</text:p>
          </table:table-cell>
          <table:table-cell table:style-name="ce162" office:value-type="float" office:value="31719" calcext:value-type="float">
            <text:p><text:s text:c="3"/>31,719</text:p>
          </table:table-cell>
          <table:table-cell table:style-name="ce162" office:value-type="float" office:value="31710" calcext:value-type="float">
            <text:p><text:s text:c="3"/>31,710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83" calcext:value-type="float">
            <text:p><text:s text:c="3"/>883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72" calcext:value-type="float">
            <text:p><text:s text:c="3"/>772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918" calcext:value-type="float">
            <text:p><text:s text:c="3"/>918</text:p>
          </table:table-cell>
          <table:table-cell table:style-name="ce162" office:value-type="float" office:value="144" calcext:value-type="float">
            <text:p><text:s text:c="3"/>144</text:p>
          </table:table-cell>
          <table:table-cell table:style-name="ce162" office:value-type="float" office:value="774" calcext:value-type="float">
            <text:p><text:s text:c="3"/>774</text:p>
          </table:table-cell>
          <table:table-cell table:style-name="ce162" office:value-type="float" office:value="582" calcext:value-type="float">
            <text:p><text:s text:c="3"/>582</text:p>
          </table:table-cell>
          <table:table-cell table:style-name="ce162" office:value-type="float" office:value="140" calcext:value-type="float">
            <text:p><text:s text:c="3"/>140</text:p>
          </table:table-cell>
          <table:table-cell table:style-name="ce162" office:value-type="float" office:value="442" calcext:value-type="float">
            <text:p><text:s text:c="3"/>442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63" office:value-type="float" office:value="351" calcext:value-type="float">
            <text:p><text:s text:c="3"/>351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343" calcext:value-type="float">
            <text:p><text:s text:c="3"/>343</text:p>
          </table:table-cell>
          <table:table-cell table:style-name="ce163" office:value-type="float" office:value="80" calcext:value-type="float">
            <text:p><text:s text:c="3"/>8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95" office:value-type="float" office:value="268" calcext:value-type="float">
            <text:p><text:s text:c="3"/>26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6817" calcext:value-type="float">
            <text:p><text:s text:c="3"/>16,817</text:p>
          </table:table-cell>
          <table:table-cell table:style-name="ce164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49" calcext:value-type="float">
            <text:p><text:s text:c="3"/>49</text:p>
          </table:table-cell>
          <table:table-cell table:style-name="ce164" office:value-type="float" office:value="567" calcext:value-type="float">
            <text:p><text:s text:c="3"/>567</text:p>
          </table:table-cell>
          <table:table-cell table:style-name="ce164" office:value-type="float" office:value="136" calcext:value-type="float">
            <text:p><text:s text:c="3"/>136</text:p>
          </table:table-cell>
          <table:table-cell table:style-name="ce164" office:value-type="float" office:value="431" calcext:value-type="float">
            <text:p><text:s text:c="3"/>431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135" calcext:value-type="float">
            <text:p><text:s text:c="3"/>135</text:p>
          </table:table-cell>
          <table:table-cell table:style-name="ce164" office:value-type="float" office:value="367" calcext:value-type="float">
            <text:p><text:s text:c="3"/>367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6">
          <table:table-cell table:style-name="ce13" office:value-type="string" calcext:value-type="string" table:number-columns-spanned="1" table:number-rows-spanned="3">
            <text:p>104年</text:p>
            <text:p>截至10月止</text:p>
          </table:table-cell>
          <table:table-cell table:style-name="ce146" office:value-type="string" calcext:value-type="string">
            <text:p>計</text:p>
          </table:table-cell>
          <table:table-cell table:style-name="ce57" office:value-type="float" office:value="246562" calcext:value-type="float">
            <text:p><text:s text:c="3"/>246,562</text:p>
          </table:table-cell>
          <table:table-cell table:style-name="ce57" office:value-type="float" office:value="229956" calcext:value-type="float">
            <text:p><text:s text:c="3"/>229,956</text:p>
          </table:table-cell>
          <table:table-cell table:style-name="ce57" office:value-type="float" office:value="229894" calcext:value-type="float">
            <text:p><text:s text:c="3"/>229,894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7767" calcext:value-type="float">
            <text:p><text:s text:c="3"/>7,767</text:p>
          </table:table-cell>
          <table:table-cell table:style-name="ce57" office:value-type="float" office:value="977" calcext:value-type="float">
            <text:p><text:s text:c="3"/>977</text:p>
          </table:table-cell>
          <table:table-cell table:style-name="ce57" office:value-type="float" office:value="6790" calcext:value-type="float">
            <text:p><text:s text:c="3"/>6,790</text:p>
          </table:table-cell>
          <table:table-cell table:style-name="ce57" office:value-type="float" office:value="924" calcext:value-type="float">
            <text:p><text:s text:c="3"/>92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886" calcext:value-type="float">
            <text:p><text:s text:c="3"/>886</text:p>
          </table:table-cell>
          <table:table-cell table:style-name="ce57" office:value-type="float" office:value="7915" calcext:value-type="float">
            <text:p><text:s text:c="3"/>7,915</text:p>
          </table:table-cell>
          <table:table-cell table:style-name="ce57" office:value-type="float" office:value="1058" calcext:value-type="float">
            <text:p><text:s text:c="3"/>1,058</text:p>
          </table:table-cell>
          <table:table-cell table:style-name="ce57" office:value-type="float" office:value="6857" calcext:value-type="float">
            <text:p><text:s text:c="3"/>6,857</text:p>
          </table:table-cell>
          <table:table-cell table:style-name="ce57" office:value-type="float" office:value="5210" calcext:value-type="float">
            <text:p><text:s text:c="3"/>5,210</text:p>
          </table:table-cell>
          <table:table-cell table:style-name="ce57" office:value-type="float" office:value="1048" calcext:value-type="float">
            <text:p><text:s text:c="3"/>1,048</text:p>
          </table:table-cell>
          <table:table-cell table:style-name="ce57" office:value-type="float" office:value="4162" calcext:value-type="float">
            <text:p><text:s text:c="3"/>4,162</text:p>
          </table:table-cell>
          <table:table-cell table:style-name="ce57" office:value-type="float" office:value="2705" calcext:value-type="float">
            <text:p><text:s text:c="3"/>2,70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102" office:value-type="float" office:value="2695" calcext:value-type="float">
            <text:p><text:s text:c="3"/>2,69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8" office:value-type="float" office:value="123281" calcext:value-type="float">
            <text:p><text:s text:c="3"/>123,281</text:p>
          </table:table-cell>
          <table:table-cell table:style-name="ce58" office:value-type="float" office:value="119400" calcext:value-type="float">
            <text:p><text:s text:c="3"/>119,400</text:p>
          </table:table-cell>
          <table:table-cell table:style-name="ce58" office:value-type="float" office:value="119359" calcext:value-type="float">
            <text:p><text:s text:c="3"/>119,3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625" calcext:value-type="float">
            <text:p><text:s text:c="3"/>625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10" calcext:value-type="float">
            <text:p><text:s text:c="3"/>410</text:p>
          </table:table-cell>
          <table:table-cell table:style-name="ce58" office:value-type="float" office:value="2805" calcext:value-type="float">
            <text:p><text:s text:c="3"/>2,805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781" calcext:value-type="float">
            <text:p><text:s text:c="3"/>2,781</text:p>
          </table:table-cell>
          <table:table-cell table:style-name="ce58" office:value-type="float" office:value="628" calcext:value-type="float">
            <text:p><text:s text:c="3"/>628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610" calcext:value-type="float">
            <text:p><text:s text:c="3"/>610</text:p>
          </table:table-cell>
          <table:table-cell table:style-name="ce58" office:value-type="float" office:value="2177" calcext:value-type="float">
            <text:p><text:s text:c="3"/>2,17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03" office:value-type="float" office:value="2171" calcext:value-type="float">
            <text:p><text:s text:c="3"/>2,17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123281" calcext:value-type="float">
            <text:p><text:s text:c="3"/>123,281</text:p>
          </table:table-cell>
          <table:table-cell table:style-name="ce59" office:value-type="float" office:value="110556" calcext:value-type="float">
            <text:p><text:s text:c="3"/>110,556</text:p>
          </table:table-cell>
          <table:table-cell table:style-name="ce59" office:value-type="float" office:value="110535" calcext:value-type="float">
            <text:p><text:s text:c="3"/>110,53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116" calcext:value-type="float">
            <text:p><text:s text:c="3"/>7,116</text:p>
          </table:table-cell>
          <table:table-cell table:style-name="ce59" office:value-type="float" office:value="951" calcext:value-type="float">
            <text:p><text:s text:c="3"/>951</text:p>
          </table:table-cell>
          <table:table-cell table:style-name="ce59" office:value-type="float" office:value="6165" calcext:value-type="float">
            <text:p><text:s text:c="3"/>6,165</text:p>
          </table:table-cell>
          <table:table-cell table:style-name="ce59" office:value-type="float" office:value="499" calcext:value-type="float">
            <text:p><text:s text:c="3"/>499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476" calcext:value-type="float">
            <text:p><text:s text:c="3"/>476</text:p>
          </table:table-cell>
          <table:table-cell table:style-name="ce59" office:value-type="float" office:value="5110" calcext:value-type="float">
            <text:p><text:s text:c="3"/>5,110</text:p>
          </table:table-cell>
          <table:table-cell table:style-name="ce59" office:value-type="float" office:value="1034" calcext:value-type="float">
            <text:p><text:s text:c="3"/>1,034</text:p>
          </table:table-cell>
          <table:table-cell table:style-name="ce59" office:value-type="float" office:value="4076" calcext:value-type="float">
            <text:p><text:s text:c="3"/>4,076</text:p>
          </table:table-cell>
          <table:table-cell table:style-name="ce59" office:value-type="float" office:value="4582" calcext:value-type="float">
            <text:p><text:s text:c="3"/>4,582</text:p>
          </table:table-cell>
          <table:table-cell table:style-name="ce59" office:value-type="float" office:value="1030" calcext:value-type="float">
            <text:p><text:s text:c="3"/>1,030</text:p>
          </table:table-cell>
          <table:table-cell table:style-name="ce59" office:value-type="float" office:value="3552" calcext:value-type="float">
            <text:p><text:s text:c="3"/>3,552</text:p>
          </table:table-cell>
          <table:table-cell table:style-name="ce59" office:value-type="float" office:value="528" calcext:value-type="float">
            <text:p><text:s text:c="3"/>52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04" office:value-type="float" office:value="524" calcext:value-type="float">
            <text:p><text:s text:c="3"/>52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2292" calcext:value-type="float">
            <text:p><text:s text:c="3"/>32,292</text:p>
          </table:table-cell>
          <table:table-cell table:style-name="ce162" office:value-type="float" office:value="30657" calcext:value-type="float">
            <text:p><text:s text:c="3"/>30,657</text:p>
          </table:table-cell>
          <table:table-cell table:style-name="ce162" office:value-type="float" office:value="30647" calcext:value-type="float">
            <text:p><text:s text:c="3"/>30,64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81" calcext:value-type="float">
            <text:p><text:s text:c="3"/>781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668" calcext:value-type="float">
            <text:p><text:s text:c="3"/>668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780" calcext:value-type="float">
            <text:p><text:s text:c="3"/>780</text:p>
          </table:table-cell>
          <table:table-cell table:style-name="ce162" office:value-type="float" office:value="103" calcext:value-type="float">
            <text:p><text:s text:c="3"/>103</text:p>
          </table:table-cell>
          <table:table-cell table:style-name="ce162" office:value-type="float" office:value="677" calcext:value-type="float">
            <text:p><text:s text:c="3"/>677</text:p>
          </table:table-cell>
          <table:table-cell table:style-name="ce162" office:value-type="float" office:value="531" calcext:value-type="float">
            <text:p><text:s text:c="3"/>531</text:p>
          </table:table-cell>
          <table:table-cell table:style-name="ce162" office:value-type="float" office:value="100" calcext:value-type="float">
            <text:p><text:s text:c="3"/>100</text:p>
          </table:table-cell>
          <table:table-cell table:style-name="ce162" office:value-type="float" office:value="431" calcext:value-type="float">
            <text:p><text:s text:c="3"/>43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46" calcext:value-type="float">
            <text:p><text:s text:c="3"/>24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8" calcext:value-type="float">
            <text:p><text:s text:c="3"/>248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02" calcext:value-type="float">
            <text:p><text:s text:c="3"/>20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01" calcext:value-type="float">
            <text:p><text:s text:c="3"/>20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6146" calcext:value-type="float">
            <text:p><text:s text:c="3"/>16,146</text:p>
          </table:table-cell>
          <table:table-cell table:style-name="ce164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43" calcext:value-type="float">
            <text:p><text:s text:c="3"/>43</text:p>
          </table:table-cell>
          <table:table-cell table:style-name="ce164" office:value-type="float" office:value="531" calcext:value-type="float">
            <text:p><text:s text:c="3"/>531</text:p>
          </table:table-cell>
          <table:table-cell table:style-name="ce164" office:value-type="float" office:value="102" calcext:value-type="float">
            <text:p><text:s text:c="3"/>102</text:p>
          </table:table-cell>
          <table:table-cell table:style-name="ce164" office:value-type="float" office:value="429" calcext:value-type="float">
            <text:p><text:s text:c="3"/>429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47" calcext:value-type="float">
            <text:p><text:s text:c="3"/>4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2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1624" calcext:value-type="float">
            <text:p><text:s text:c="3"/>21,624</text:p>
          </table:table-cell>
          <table:table-cell table:style-name="ce162" office:value-type="float" office:value="19904" calcext:value-type="float">
            <text:p><text:s text:c="3"/>19,904</text:p>
          </table:table-cell>
          <table:table-cell table:style-name="ce162" office:value-type="float" office:value="19902" calcext:value-type="float">
            <text:p><text:s text:c="3"/>19,90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980" calcext:value-type="float">
            <text:p><text:s text:c="3"/>980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900" calcext:value-type="float">
            <text:p><text:s text:c="3"/>900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72" calcext:value-type="float">
            <text:p><text:s text:c="3"/>672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594" calcext:value-type="float">
            <text:p><text:s text:c="3"/>594</text:p>
          </table:table-cell>
          <table:table-cell table:style-name="ce162" office:value-type="float" office:value="412" calcext:value-type="float">
            <text:p><text:s text:c="3"/>412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34" calcext:value-type="float">
            <text:p><text:s text:c="3"/>334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60" calcext:value-type="float">
            <text:p><text:s text:c="3"/>26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0" calcext:value-type="float">
            <text:p><text:s text:c="3"/>30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59" calcext:value-type="float">
            <text:p><text:s text:c="3"/>259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03" calcext:value-type="float">
            <text:p><text:s text:c="3"/>20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3" calcext:value-type="float">
            <text:p><text:s text:c="3"/>20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812" calcext:value-type="float">
            <text:p><text:s text:c="3"/>10,812</text:p>
          </table:table-cell>
          <table:table-cell table:style-name="ce164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34" calcext:value-type="float">
            <text:p><text:s text:c="3"/>34</text:p>
          </table:table-cell>
          <table:table-cell table:style-name="ce164" office:value-type="float" office:value="410" calcext:value-type="float">
            <text:p><text:s text:c="3"/>410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53" calcext:value-type="float">
            <text:p><text:s text:c="3"/>353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3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6790" calcext:value-type="float">
            <text:p><text:s text:c="3"/>26,790</text:p>
          </table:table-cell>
          <table:table-cell table:style-name="ce162" office:value-type="float" office:value="25017" calcext:value-type="float">
            <text:p><text:s text:c="3"/>25,017</text:p>
          </table:table-cell>
          <table:table-cell table:style-name="ce162" office:value-type="float" office:value="25010" calcext:value-type="float">
            <text:p><text:s text:c="3"/>25,010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768" calcext:value-type="float">
            <text:p><text:s text:c="3"/>768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54" calcext:value-type="float">
            <text:p><text:s text:c="3"/>65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895" calcext:value-type="float">
            <text:p><text:s text:c="3"/>895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79" calcext:value-type="float">
            <text:p><text:s text:c="3"/>779</text:p>
          </table:table-cell>
          <table:table-cell table:style-name="ce162" office:value-type="float" office:value="597" calcext:value-type="float">
            <text:p><text:s text:c="3"/>597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83" calcext:value-type="float">
            <text:p><text:s text:c="3"/>48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96" calcext:value-type="float">
            <text:p><text:s text:c="3"/>29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299" calcext:value-type="float">
            <text:p><text:s text:c="3"/>29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30" calcext:value-type="float">
            <text:p><text:s text:c="3"/>23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3395" calcext:value-type="float">
            <text:p><text:s text:c="3"/>13,395</text:p>
          </table:table-cell>
          <table:table-cell table:style-name="ce164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64" office:value-type="float" office:value="596" calcext:value-type="float">
            <text:p><text:s text:c="3"/>596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82" calcext:value-type="float">
            <text:p><text:s text:c="3"/>482</text:p>
          </table:table-cell>
          <table:table-cell table:style-name="ce164" office:value-type="float" office:value="530" calcext:value-type="float">
            <text:p><text:s text:c="3"/>530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16" calcext:value-type="float">
            <text:p><text:s text:c="3"/>416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4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9526" calcext:value-type="float">
            <text:p><text:s text:c="3"/>19,526</text:p>
          </table:table-cell>
          <table:table-cell table:style-name="ce162" office:value-type="float" office:value="17926" calcext:value-type="float">
            <text:p><text:s text:c="3"/>17,926</text:p>
          </table:table-cell>
          <table:table-cell table:style-name="ce162" office:value-type="float" office:value="17920" calcext:value-type="float">
            <text:p><text:s text:c="3"/>17,920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2" calcext:value-type="float">
            <text:p><text:s text:c="3"/>722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45" calcext:value-type="float">
            <text:p><text:s text:c="3"/>645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792" calcext:value-type="float">
            <text:p><text:s text:c="3"/>792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69" calcext:value-type="float">
            <text:p><text:s text:c="3"/>669</text:p>
          </table:table-cell>
          <table:table-cell table:style-name="ce162" office:value-type="float" office:value="540" calcext:value-type="float">
            <text:p><text:s text:c="3"/>540</text:p>
          </table:table-cell>
          <table:table-cell table:style-name="ce162" office:value-type="float" office:value="121" calcext:value-type="float">
            <text:p><text:s text:c="3"/>121</text:p>
          </table:table-cell>
          <table:table-cell table:style-name="ce162" office:value-type="float" office:value="419" calcext:value-type="float">
            <text:p><text:s text:c="3"/>419</text:p>
          </table:table-cell>
          <table:table-cell table:style-name="ce162" office:value-type="float" office:value="252" calcext:value-type="float">
            <text:p><text:s text:c="3"/>25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63" office:value-type="float" office:value="260" calcext:value-type="float">
            <text:p><text:s text:c="3"/>26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204" calcext:value-type="float">
            <text:p><text:s text:c="3"/>20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02" calcext:value-type="float">
            <text:p><text:s text:c="3"/>20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9763" calcext:value-type="float">
            <text:p><text:s text:c="3"/>9,763</text:p>
          </table:table-cell>
          <table:table-cell table:style-name="ce164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32" calcext:value-type="float">
            <text:p><text:s text:c="3"/>532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414" calcext:value-type="float">
            <text:p><text:s text:c="3"/>414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366" calcext:value-type="float">
            <text:p><text:s text:c="3"/>366</text:p>
          </table:table-cell>
          <table:table-cell table:style-name="ce164" office:value-type="float" office:value="48" calcext:value-type="float">
            <text:p><text:s text:c="3"/>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5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6758" calcext:value-type="float">
            <text:p><text:s text:c="3"/>36,758</text:p>
          </table:table-cell>
          <table:table-cell table:style-name="ce162" office:value-type="float" office:value="35189" calcext:value-type="float">
            <text:p><text:s text:c="3"/>35,189</text:p>
          </table:table-cell>
          <table:table-cell table:style-name="ce162" office:value-type="float" office:value="35179" calcext:value-type="float">
            <text:p><text:s text:c="3"/>35,179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10" calcext:value-type="float">
            <text:p><text:s text:c="3"/>710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585" calcext:value-type="float">
            <text:p><text:s text:c="3"/>585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745" calcext:value-type="float">
            <text:p><text:s text:c="3"/>745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22" calcext:value-type="float">
            <text:p><text:s text:c="3"/>622</text:p>
          </table:table-cell>
          <table:table-cell table:style-name="ce162" office:value-type="float" office:value="475" calcext:value-type="float">
            <text:p><text:s text:c="3"/>475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20" calcext:value-type="float">
            <text:p><text:s text:c="3"/>2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8379" calcext:value-type="float">
            <text:p><text:s text:c="3"/>18,379</text:p>
          </table:table-cell>
          <table:table-cell table:style-name="ce164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56" calcext:value-type="float">
            <text:p><text:s text:c="3"/>56</text:p>
          </table:table-cell>
          <table:table-cell table:style-name="ce164" office:value-type="float" office:value="449" calcext:value-type="float">
            <text:p><text:s text:c="3"/>44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400" calcext:value-type="float">
            <text:p><text:s text:c="3"/>400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6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1428" calcext:value-type="float">
            <text:p><text:s text:c="3"/>21,428</text:p>
          </table:table-cell>
          <table:table-cell table:style-name="ce162" office:value-type="float" office:value="19760" calcext:value-type="float">
            <text:p><text:s text:c="3"/>19,760</text:p>
          </table:table-cell>
          <table:table-cell table:style-name="ce162" office:value-type="float" office:value="19757" calcext:value-type="float">
            <text:p><text:s text:c="3"/>19,75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633" calcext:value-type="float">
            <text:p><text:s text:c="3"/>63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85" calcext:value-type="float">
            <text:p><text:s text:c="3"/>85</text:p>
          </table:table-cell>
          <table:table-cell table:style-name="ce162" office:value-type="float" office:value="855" calcext:value-type="float">
            <text:p><text:s text:c="3"/>855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572" calcext:value-type="float">
            <text:p><text:s text:c="3"/>572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10326" calcext:value-type="float">
            <text:p><text:s text:c="3"/>10,326</text:p>
          </table:table-cell>
          <table:table-cell table:style-name="ce55" office:value-type="float" office:value="10325" calcext:value-type="float">
            <text:p><text:s text:c="3"/>10,32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63" office:value-type="float" office:value="301" calcext:value-type="float">
            <text:p><text:s text:c="3"/>30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29" calcext:value-type="float">
            <text:p><text:s text:c="3"/>22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9" calcext:value-type="float">
            <text:p><text:s text:c="3"/>22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714" calcext:value-type="float">
            <text:p><text:s text:c="3"/>10,714</text:p>
          </table:table-cell>
          <table:table-cell table:style-name="ce164" office:value-type="float" office:value="9434" calcext:value-type="float">
            <text:p><text:s text:c="3"/>9,434</text:p>
          </table:table-cell>
          <table:table-cell table:style-name="ce56" office:value-type="float" office:value="9432" calcext:value-type="float">
            <text:p><text:s text:c="3"/>9,4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64" office:value-type="float" office:value="554" calcext:value-type="float">
            <text:p><text:s text:c="3"/>554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6" calcext:value-type="float">
            <text:p><text:s text:c="3"/>446</text:p>
          </table:table-cell>
          <table:table-cell table:style-name="ce164" office:value-type="float" office:value="500" calcext:value-type="float">
            <text:p><text:s text:c="3"/>500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7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3104" calcext:value-type="float">
            <text:p><text:s text:c="3"/>23,104</text:p>
          </table:table-cell>
          <table:table-cell table:style-name="ce162" office:value-type="float" office:value="21407" calcext:value-type="float">
            <text:p><text:s text:c="3"/>21,407</text:p>
          </table:table-cell>
          <table:table-cell table:style-name="ce162" office:value-type="float" office:value="21397" calcext:value-type="float">
            <text:p><text:s text:c="3"/>21,39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46" calcext:value-type="float">
            <text:p><text:s text:c="3"/>746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47" calcext:value-type="float">
            <text:p><text:s text:c="3"/>647</text:p>
          </table:table-cell>
          <table:table-cell table:style-name="ce162" office:value-type="float" office:value="118" calcext:value-type="float">
            <text:p><text:s text:c="3"/>11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833" calcext:value-type="float">
            <text:p><text:s text:c="3"/>833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17" calcext:value-type="float">
            <text:p><text:s text:c="3"/>717</text:p>
          </table:table-cell>
          <table:table-cell table:style-name="ce162" office:value-type="float" office:value="563" calcext:value-type="float">
            <text:p><text:s text:c="3"/>563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448" calcext:value-type="float">
            <text:p><text:s text:c="3"/>4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1140" calcext:value-type="float">
            <text:p><text:s text:c="3"/>11,140</text:p>
          </table:table-cell>
          <table:table-cell table:style-name="ce55" office:value-type="float" office:value="11135" calcext:value-type="float">
            <text:p><text:s text:c="3"/>11,1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9" calcext:value-type="float">
            <text:p><text:s text:c="3"/>279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12" calcext:value-type="float">
            <text:p><text:s text:c="3"/>21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1552" calcext:value-type="float">
            <text:p><text:s text:c="3"/>11,552</text:p>
          </table:table-cell>
          <table:table-cell table:style-name="ce164" office:value-type="float" office:value="10267" calcext:value-type="float">
            <text:p><text:s text:c="3"/>10,267</text:p>
          </table:table-cell>
          <table:table-cell table:style-name="ce56" office:value-type="float" office:value="10262" calcext:value-type="float">
            <text:p><text:s text:c="3"/>10,26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664" calcext:value-type="float">
            <text:p><text:s text:c="3"/>664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64" calcext:value-type="float">
            <text:p><text:s text:c="3"/>64</text:p>
          </table:table-cell>
          <table:table-cell table:style-name="ce164" office:value-type="float" office:value="553" calcext:value-type="float">
            <text:p><text:s text:c="3"/>553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495" calcext:value-type="float">
            <text:p><text:s text:c="3"/>495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381" calcext:value-type="float">
            <text:p><text:s text:c="3"/>381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8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4478" calcext:value-type="float">
            <text:p><text:s text:c="3"/>14,478</text:p>
          </table:table-cell>
          <table:table-cell table:style-name="ce162" office:value-type="float" office:value="12923" calcext:value-type="float">
            <text:p><text:s text:c="3"/>12,923</text:p>
          </table:table-cell>
          <table:table-cell table:style-name="ce162" office:value-type="float" office:value="12917" calcext:value-type="float">
            <text:p><text:s text:c="3"/>12,917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39" calcext:value-type="float">
            <text:p><text:s text:c="3"/>739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57" calcext:value-type="float">
            <text:p><text:s text:c="3"/>657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741" calcext:value-type="float">
            <text:p><text:s text:c="3"/>741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662" calcext:value-type="float">
            <text:p><text:s text:c="3"/>662</text:p>
          </table:table-cell>
          <table:table-cell table:style-name="ce162" office:value-type="float" office:value="470" calcext:value-type="float">
            <text:p><text:s text:c="3"/>470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70" calcext:value-type="float">
            <text:p><text:s text:c="3"/>27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865" calcext:value-type="float">
            <text:p><text:s text:c="3"/>6,865</text:p>
          </table:table-cell>
          <table:table-cell table:style-name="ce55" office:value-type="float" office:value="6863" calcext:value-type="float">
            <text:p><text:s text:c="3"/>6,86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33" calcext:value-type="float">
            <text:p><text:s text:c="3"/>33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5" calcext:value-type="float">
            <text:p><text:s text:c="3"/>22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7239" calcext:value-type="float">
            <text:p><text:s text:c="3"/>7,239</text:p>
          </table:table-cell>
          <table:table-cell table:style-name="ce164" office:value-type="float" office:value="6058" calcext:value-type="float">
            <text:p><text:s text:c="3"/>6,058</text:p>
          </table:table-cell>
          <table:table-cell table:style-name="ce56" office:value-type="float" office:value="6054" calcext:value-type="float">
            <text:p><text:s text:c="3"/>6,05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1" calcext:value-type="float">
            <text:p><text:s text:c="3"/>671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39" calcext:value-type="float">
            <text:p><text:s text:c="3"/>39</text:p>
          </table:table-cell>
          <table:table-cell table:style-name="ce164" office:value-type="float" office:value="470" calcext:value-type="float">
            <text:p><text:s text:c="3"/>470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424" calcext:value-type="float">
            <text:p><text:s text:c="3"/>424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47" calcext:value-type="float">
            <text:p><text:s text:c="3"/>347</text:p>
          </table:table-cell>
          <table:table-cell table:style-name="ce164" office:value-type="float" office:value="46" calcext:value-type="float">
            <text:p><text:s text:c="3"/>4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9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6666" calcext:value-type="float">
            <text:p><text:s text:c="3"/>16,666</text:p>
          </table:table-cell>
          <table:table-cell table:style-name="ce162" office:value-type="float" office:value="15137" calcext:value-type="float">
            <text:p><text:s text:c="3"/>15,137</text:p>
          </table:table-cell>
          <table:table-cell table:style-name="ce162" office:value-type="float" office:value="15131" calcext:value-type="float">
            <text:p><text:s text:c="3"/>15,131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50" calcext:value-type="float">
            <text:p><text:s text:c="3"/>650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703" calcext:value-type="float">
            <text:p><text:s text:c="3"/>703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39" calcext:value-type="float">
            <text:p><text:s text:c="3"/>639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394" calcext:value-type="float">
            <text:p><text:s text:c="3"/>394</text:p>
          </table:table-cell>
          <table:table-cell table:style-name="ce162" office:value-type="float" office:value="245" calcext:value-type="float">
            <text:p><text:s text:c="3"/>24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5" calcext:value-type="float">
            <text:p><text:s text:c="3"/>2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946" calcext:value-type="float">
            <text:p><text:s text:c="3"/>7,946</text:p>
          </table:table-cell>
          <table:table-cell table:style-name="ce55" office:value-type="float" office:value="7941" calcext:value-type="float">
            <text:p><text:s text:c="3"/>7,9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273" calcext:value-type="float">
            <text:p><text:s text:c="3"/>27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8333" calcext:value-type="float">
            <text:p><text:s text:c="3"/>8,333</text:p>
          </table:table-cell>
          <table:table-cell table:style-name="ce164" office:value-type="float" office:value="7191" calcext:value-type="float">
            <text:p><text:s text:c="3"/>7,191</text:p>
          </table:table-cell>
          <table:table-cell table:style-name="ce56" office:value-type="float" office:value="7190" calcext:value-type="float">
            <text:p><text:s text:c="3"/>7,1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65" calcext:value-type="float">
            <text:p><text:s text:c="3"/>665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430" calcext:value-type="float">
            <text:p><text:s text:c="3"/>430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72" calcext:value-type="float">
            <text:p><text:s text:c="3"/>372</text:p>
          </table:table-cell>
          <table:table-cell table:style-name="ce164" office:value-type="float" office:value="393" calcext:value-type="float">
            <text:p><text:s text:c="3"/>393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0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3896" calcext:value-type="float">
            <text:p><text:s text:c="3"/>33,896</text:p>
          </table:table-cell>
          <table:table-cell table:style-name="ce162" office:value-type="float" office:value="32036" calcext:value-type="float">
            <text:p><text:s text:c="3"/>32,036</text:p>
          </table:table-cell>
          <table:table-cell table:style-name="ce162" office:value-type="float" office:value="32034" calcext:value-type="float">
            <text:p><text:s text:c="3"/>32,03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67" calcext:value-type="float">
            <text:p><text:s text:c="3"/>86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51" calcext:value-type="float">
            <text:p><text:s text:c="3"/>751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90" calcext:value-type="float">
            <text:p><text:s text:c="3"/>90</text:p>
          </table:table-cell>
          <table:table-cell table:style-name="ce162" office:value-type="float" office:value="899" calcext:value-type="float">
            <text:p><text:s text:c="3"/>899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307" calcext:value-type="float">
            <text:p><text:s text:c="3"/>30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07" calcext:value-type="float">
            <text:p><text:s text:c="3"/>30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6495" calcext:value-type="float">
            <text:p><text:s text:c="3"/>16,495</text:p>
          </table:table-cell>
          <table:table-cell table:style-name="ce55" office:value-type="float" office:value="16493" calcext:value-type="float">
            <text:p><text:s text:c="3"/>16,49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314" calcext:value-type="float">
            <text:p><text:s text:c="3"/>31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73" calcext:value-type="float">
            <text:p><text:s text:c="3"/>7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1" calcext:value-type="float">
            <text:p><text:s text:c="3"/>24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6948" calcext:value-type="float">
            <text:p><text:s text:c="3"/>16,948</text:p>
          </table:table-cell>
          <table:table-cell table:style-name="ce164" office:value-type="float" office:value="15541" calcext:value-type="float">
            <text:p><text:s text:c="3"/>15,541</text:p>
          </table:table-cell>
          <table:table-cell table:style-name="ce56" office:value-type="float" office:value="15541" calcext:value-type="float">
            <text:p><text:s text:c="3"/>15,54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76" calcext:value-type="float">
            <text:p><text:s text:c="3"/>77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85" calcext:value-type="float">
            <text:p><text:s text:c="3"/>585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519" calcext:value-type="float">
            <text:p><text:s text:c="3"/>519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375" calcext:value-type="float">
            <text:p><text:s text:c="3"/>375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69" table:number-columns-repeated="4"/>
          <table:table-cell table:style-name="ce170" table:number-columns-spanned="2" table:number-rows-spanned="1"/>
          <table:covered-table-cell table:style-name="ce170"/>
          <table:table-cell table:style-name="ce166" table:number-columns-repeated="4"/>
          <table:table-cell table:number-columns-repeated="2"/>
          <table:table-cell table:style-name="ce26"/>
          <table:table-cell table:style-name="ce179"/>
          <table:table-cell table:style-name="ce109" office:value-type="string" calcext:value-type="string">
            <text:p>內政部戶政司 民國104年11月5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8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6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10.xls'#$''.$G$5]"/>
        <table:named-expression table:name="出生" table:base-cell-address="$年月別.$A$1" table:expression="['file:///D:/123/g62/%E6%96%B0%E8%A1%A8%E8%99%9F02,07~11-%E9%80%A3%E7%B5%90(%E5%85%AC%E5%BC%8F)%E6%AA%94104.10.xls'#$''.$V$14:.$V$34]"/>
        <table:named-expression table:name="月底人口數" table:base-cell-address="$年月別.$A$1" table:expression="['file:///D:/123/g62/%E6%96%B0%E8%A1%A8%E8%99%9F02,07~11-%E9%80%A3%E7%B5%90(%E5%85%AC%E5%BC%8F)%E6%AA%94104.10.xls'#$''.$AT$14:.$AU$34]"/>
        <table:named-expression table:name="死亡" table:base-cell-address="$年月別.$A$1" table:expression="['file:///D:/123/g62/%E6%96%B0%E8%A1%A8%E8%99%9F02,07~11-%E9%80%A3%E7%B5%90(%E5%85%AC%E5%BC%8F)%E6%AA%94104.10.xls'#$''.$Y$14:.$Y$34]"/>
        <table:named-expression table:name="結婚" table:base-cell-address="$年月別.$A$1" table:expression="['file:///D:/123/g62/%E6%96%B0%E8%A1%A8%E8%99%9F02,07~11-%E9%80%A3%E7%B5%90(%E5%85%AC%E5%BC%8F)%E6%AA%94104.10.xls'#$''.$L$14:.$L$34]"/>
        <table:named-expression table:name="鄰數戶數" table:base-cell-address="$年月別.$A$1" table:expression="['file:///D:/123/g62/%E6%96%B0%E8%A1%A8%E8%99%9F02,07~11-%E9%80%A3%E7%B5%90(%E5%85%AC%E5%BC%8F)%E6%AA%94104.10.xls'#$''.$AQ$14:.$AR$34]"/>
        <table:named-expression table:name="離婚" table:base-cell-address="$年月別.$A$1" table:expression="['file:///D:/123/g62/%E6%96%B0%E8%A1%A8%E8%99%9F02,07~11-%E9%80%A3%E7%B5%90(%E5%85%AC%E5%BC%8F)%E6%AA%94104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2:54:32</meta:creation-date>
    <dc:creator>溫麗華</dc:creator>
    <dc:date>2015-11-05T12:55:45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